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Object 4"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true" presentation:display-date-time="false"/>
    </style:style>
    <style:style style:name="gr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454cm" fo:min-width="3.257cm" fo:padding-top="0.13cm" fo:padding-bottom="0.13cm" fo:padding-left="0.25cm" fo:padding-right="0.25cm" fo:wrap-option="no-wrap" draw:shadow-color="#808080"/>
    </style:style>
    <style:style style:name="gr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0.455cm" fo:min-width="3.257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0.454cm" fo:min-width="3.257cm" fo:padding-top="0.13cm" fo:padding-bottom="0.13cm" fo:padding-left="0.25cm" fo:padding-right="0.25cm" fo:wrap-option="no-wrap" draw:shadow-color="#808080"/>
    </style:style>
    <style:style style:name="gr4" style:family="graphic" style:parent-style-name="standard">
      <style:graphic-properties draw:stroke="none" draw:fill="solid" draw:fill-color="#ffffff" draw:textarea-horizontal-align="justify" draw:textarea-vertical-align="middle" draw:auto-grow-height="false" fo:min-height="0.455cm" fo:min-width="3.257cm" fo:padding-top="0.13cm" fo:padding-bottom="0.13cm" fo:padding-left="0.25cm" fo:padding-right="0.25cm" fo:wrap-option="no-wrap" draw:shadow-color="#808080"/>
    </style:style>
    <style:style style:name="gr5" style:family="graphic" style:parent-style-name="standard">
      <style:graphic-properties draw:stroke="none" draw:fill="solid" draw:fill-color="#ffffff" draw:textarea-horizontal-align="justify" draw:textarea-vertical-align="middle" draw:auto-grow-height="false" fo:min-height="0.454cm" fo:min-width="3.257cm" fo:padding-top="0.13cm" fo:padding-bottom="0.13cm" fo:padding-left="0.25cm" fo:padding-right="0.25cm" fo:wrap-option="no-wrap" draw:shadow-color="#808080"/>
    </style:style>
    <style:style style:name="gr6" style:family="graphic" style:parent-style-name="standard">
      <style:graphic-properties draw:stroke="none" draw:fill="solid" draw:fill-color="#ffffff" draw:textarea-horizontal-align="left" draw:textarea-vertical-align="middle" draw:auto-grow-height="false" fo:min-height="0.454cm" fo:min-width="3.257cm" fo:padding-top="0.13cm" fo:padding-bottom="0.13cm" fo:padding-left="0.25cm" fo:padding-right="0.25cm" fo:wrap-option="no-wrap" draw:shadow-color="#808080"/>
    </style:style>
    <style:style style:name="gr7" style:family="graphic" style:parent-style-name="standard">
      <style:graphic-properties draw:stroke="none" draw:fill="solid" draw:fill-color="#ffffff" draw:textarea-horizontal-align="left" draw:textarea-vertical-align="middle" draw:auto-grow-height="false" fo:min-height="0.455cm" fo:min-width="3.257cm" fo:padding-top="0.13cm" fo:padding-bottom="0.13cm" fo:padding-left="0.25cm" fo:padding-right="0.25cm" fo:wrap-option="no-wrap" draw:shadow-color="#808080"/>
    </style:style>
    <style:style style:name="gr8" style:family="graphic">
      <style:graphic-properties style:protect="siz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827cm" draw:visible-area-height="19.599cm" draw:ole-draw-aspect="1"/>
    </style:style>
    <style:style style:name="gr1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8.749cm" draw:visible-area-height="20.215cm" draw:ole-draw-aspect="1"/>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3.824cm" fo:min-width="0cm" fo:padding-top="0.13cm" fo:padding-bottom="0.13cm" fo:padding-left="0.25cm" fo:padding-right="0.25cm" fo:wrap-option="wrap" draw:shadow-color="#808080"/>
    </style:style>
    <style:style style:name="pr2" style:family="presentation" style:parent-style-name="Default-subtitle" style:list-style-name="L1">
      <style:graphic-properties draw:stroke="none" draw:fill="none" draw:fill-color="#00cc99"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1.01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574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237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0.6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573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9.641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727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0.694cm" fo:min-width="0cm" fo:padding-top="0.13cm" fo:padding-bottom="0.13cm" fo:padding-left="0.25cm" fo:padding-right="0.25cm" fo:wrap-option="wrap" draw:shadow-color="#808080"/>
    </style:style>
    <style:style style:name="pr13" style:family="presentation" style:parent-style-name="Default-title">
      <style:graphic-properties draw:stroke="none" draw:fill="none" draw:fill-color="#00cc99" draw:textarea-horizontal-align="justify" draw:textarea-vertical-align="middle" draw:auto-grow-height="false" draw:auto-grow-width="false" fo:min-height="1.858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0.549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934cm" fo:min-width="0cm" fo:padding-top="0.13cm" fo:padding-bottom="0.13cm" fo:padding-left="0.25cm" fo:padding-right="0.25cm" fo:wrap-option="wrap" draw:shadow-color="#808080"/>
    </style:style>
    <style:style style:name="pr16" style:family="presentation" style:parent-style-name="Default-notes">
      <style:graphic-properties draw:fill-color="#ffffff" draw:auto-grow-height="true" fo:min-height="11.43cm"/>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11cm" fo:margin-bottom="0cm" fo:text-indent="0cm"/>
      <style:text-properties fo:font-size="24pt"/>
    </style:style>
    <style:style style:name="P4" style:family="paragraph">
      <loext:graphic-properties draw:fill="none" draw:fill-color="#00cc99"/>
      <style:paragraph-properties fo:margin-left="0cm" fo:margin-right="0cm" fo:margin-top="0.211cm" fo:margin-bottom="0cm" fo:text-indent="0cm" style:writing-mode="lr-tb" style:font-independent-line-spacing="true"/>
      <style:text-properties fo:font-size="24pt"/>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07cm" fo:margin-bottom="0cm" fo:text-indent="0cm"/>
    </style:style>
    <style:style style:name="P8" style:family="paragraph">
      <style:paragraph-properties fo:margin-left="0cm" fo:margin-right="0cm" fo:text-align="center" fo:text-indent="0cm"/>
      <style:text-properties fo:font-size="24pt"/>
    </style:style>
    <style:style style:name="P9" style:family="paragraph">
      <loext:graphic-properties draw:fill="solid" draw:fill-color="#ffffff"/>
      <style:paragraph-properties fo:margin-left="0cm" fo:margin-right="0cm" fo:text-align="center" fo:text-indent="0cm" style:writing-mode="lr-tb" style:font-independent-line-spacing="true"/>
      <style:text-properties fo:font-size="24pt"/>
    </style:style>
    <style:style style:name="P10" style:family="paragraph">
      <loext:graphic-properties draw:fill="solid" draw:fill-color="#ffffff"/>
      <style:paragraph-properties style:writing-mode="lr-tb" style:font-independent-line-spacing="true"/>
    </style:style>
    <style:style style:name="P11"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952cm" fo:margin-right="0cm" fo:margin-top="0.211cm" fo:margin-bottom="0cm" fo:text-indent="-0.952cm"/>
    </style:style>
    <style:style style:name="P13" style:family="paragraph">
      <style:paragraph-properties fo:margin-left="0.952cm" fo:margin-right="0cm" fo:margin-top="0.211cm" fo:margin-bottom="0cm" fo:text-indent="-0.952cm">
        <style:tab-stops>
          <style:tab-stop style:position="0cm"/>
          <style:tab-stop style:position="7.456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952cm" fo:margin-right="0cm" fo:margin-top="0.211cm" fo:margin-bottom="0cm" fo:line-height="60%" fo:text-indent="-0.952cm"/>
    </style:style>
    <style:style style:name="P15"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952cm" fo:margin-right="0cm" fo:margin-top="0.211cm" fo:margin-bottom="0cm" fo:line-height="90%" fo:text-indent="-0.952cm"/>
    </style:style>
    <style:style style:name="P17" style:family="paragraph">
      <style:paragraph-properties fo:margin-left="0.952cm" fo:margin-right="0cm" fo:margin-top="0.158cm" fo:margin-bottom="0cm" fo:text-indent="-0.952cm"/>
    </style:style>
    <style:style style:name="P18" style:family="paragraph">
      <style:paragraph-properties fo:margin-left="0.952cm" fo:margin-right="0cm" fo:margin-top="0.158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margin-top="0.158cm" fo:margin-bottom="0cm" fo:line-height="100%" fo:text-indent="-0.952cm"/>
    </style:style>
    <style:style style:name="P20" style:family="paragraph">
      <style:paragraph-properties fo:margin-left="0cm" fo:margin-right="0cm" fo:margin-top="0.158cm" fo:margin-bottom="0cm" fo:line-height="100%" fo:text-indent="0cm"/>
    </style:style>
    <style:style style:name="P21" style:family="paragraph">
      <style:paragraph-properties fo:margin-left="0cm" fo:margin-right="0cm" fo:margin-top="0.211cm" fo:margin-bottom="0cm" fo:line-height="90%" fo:text-indent="0cm"/>
    </style:style>
    <style:style style:name="P22" style:family="paragraph">
      <style:paragraph-properties fo:margin-left="0.952cm" fo:margin-right="0cm" fo:margin-top="0.194cm" fo:margin-bottom="0cm" fo:text-indent="-0.952cm"/>
    </style:style>
    <style:style style:name="P23" style:family="paragraph">
      <style:paragraph-properties fo:margin-left="0.952cm" fo:margin-right="0cm" fo:margin-top="0.19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952cm" fo:margin-right="0cm" fo:margin-top="0.211cm" fo:margin-bottom="0cm" fo:text-align="center" fo:text-indent="-0.952cm"/>
    </style:style>
    <style:style style:name="P25" style:family="paragraph">
      <loext:graphic-properties draw:fill-color="#ffffff"/>
    </style:style>
    <style:style style:name="P26" style:family="paragraph">
      <loext:graphic-properties draw:fill="none" draw:fill-color="#ffffff"/>
      <style:paragraph-properties fo:text-align="center" style:writing-mode="lr-tb"/>
    </style:style>
    <style:style style:name="P27" style:family="paragraph">
      <loext:graphic-properties draw:fill="none" draw:fill-color="#00cc99"/>
      <style:paragraph-properties fo:text-align="center" style:writing-mode="lr-tb"/>
    </style:style>
    <style:style style:name="T1" style:family="text">
      <style:text-properties fo:color="#0066cc"/>
    </style:style>
    <style:style style:name="T2" style:family="text">
      <style:text-properties fo:color="#000000"/>
    </style:style>
    <style:style style:name="T3" style:family="text">
      <style:text-properties fo:color="#ff0000"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style:style style:name="T6" style:family="text">
      <style:text-properties fo:font-size="18pt" style:font-size-asian="18pt" style:font-size-complex="18pt"/>
    </style:style>
    <style:style style:name="T7" style:family="text">
      <style:text-properties fo:language="en" fo:country="US" style:language-asian="en" style:country-asian="US" style:language-complex="en" style:country-complex="US"/>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color="#ff0000"/>
    </style:style>
    <style:style style:name="T11" style:family="text">
      <style:text-properties style:text-position="30% 58%" fo:language="en" fo:country="US" style:language-asian="en" style:country-asian="US" style:language-complex="en" style:country-complex="US"/>
    </style:style>
    <style:style style:name="T12" style:family="text">
      <style:text-properties fo:language="en" fo:country="US" fo:font-weight="bold" style:language-asian="en" style:country-asian="US" style:font-weight-asian="bold" style:language-complex="en" style:country-complex="US" style:font-weight-complex="bold"/>
    </style:style>
    <style:style style:name="T13" style:family="text">
      <style:text-properties fo:font-size="36pt" style:font-size-asian="36pt" style:font-size-complex="36pt"/>
    </style:style>
    <style:style style:name="T14" style:family="text">
      <style:text-properties fo:font-weight="bold" style:font-weight-asian="bold" style:font-weight-complex="bold"/>
    </style:style>
    <style:style style:name="T15" style:family="text">
      <style:text-properties fo:color="#000000" fo:font-size="18pt" style:font-size-asian="18pt" style:font-size-complex="18pt"/>
    </style:style>
    <style:style style:name="T16" style:family="text">
      <style:text-properties fo:color="#000000" fo:font-size="18pt" fo:font-weight="normal" style:font-size-asian="18pt" style:font-weight-asian="normal" style:font-size-complex="18pt" style:font-weight-complex="normal"/>
    </style:style>
    <style:style style:name="T17" style:family="text">
      <style:text-properties fo:color="#000000" style:font-name="Courier New" fo:font-size="18pt" style:font-size-asian="18pt" style:font-size-complex="18pt"/>
    </style:style>
    <style:style style:name="T18" style:family="text">
      <style:text-properties fo:color="#ff0000" fo:font-style="italic" style:text-underline-style="solid" style:text-underline-width="auto" style:text-underline-color="font-color" style:font-style-asian="italic" style:font-style-complex="italic"/>
    </style:style>
    <style:style style:name="T19" style:family="text">
      <style:text-properties style:font-name-asian="Times New Roman" style:font-name-complex="Times New Roman"/>
    </style:style>
    <style:style style:name="T20" style:family="text">
      <style:text-properties fo:color="#000000" fo:font-size="22pt" style:font-name-asian="Times New Roman" style:font-size-asian="22pt" style:font-name-complex="Times New Roman" style:font-size-complex="22pt"/>
    </style:style>
    <style:style style:name="T21" style:family="text">
      <style:text-properties fo:color="#000000" fo:font-size="22pt" fo:font-weight="normal" style:font-name-asian="Times New Roman" style:font-size-asian="22pt" style:font-weight-asian="normal" style:font-name-complex="Times New Roman" style:font-size-complex="22pt" style:font-weight-complex="normal"/>
    </style:style>
    <style:style style:name="T22" style:family="text">
      <style:text-properties fo:color="#000000" fo:font-size="22pt" style:font-size-asian="22pt" style:font-size-complex="22pt"/>
    </style:style>
    <style:style style:name="T23" style:family="text">
      <style:text-properties fo:color="#000000" fo:font-size="22pt" fo:font-style="italic" style:font-name-asian="Times New Roman" style:font-size-asian="22pt" style:font-style-asian="italic" style:font-name-complex="Times New Roman" style:font-size-complex="22pt" style:font-style-complex="italic"/>
    </style:style>
    <style:style style:name="T24" style:family="text">
      <style:text-properties fo:font-size="24pt" style:font-size-asian="24pt" style:font-size-complex="24pt"/>
    </style:style>
    <style:style style:name="T25" style:family="text">
      <style:text-properties fo:color="#cc0000"/>
    </style:style>
    <text:list-style style:name="L1">
      <text:list-level-style-number text:level="1" style:num-format="">
        <style:list-level-properties/>
        <style:text-properties fo:color="#0066cc"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style>
    <text:list-style style:name="L4">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min-label-width="0.952cm"/>
        <style:text-properties style:font-name="Courier New"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header-decl presentation:name="hdr1">Engineering H192</presentation:header-decl>
      <presentation:footer-decl presentation:name="ftr1">Lecture 14</presentation:footer-decl>
      <presentation:date-time-decl presentation:name="dtd1" presentation:source="fixed">Winter 2005</presentation:date-time-decl>
      <draw:page draw:name="Pointers" draw:style-name="dp1" draw:master-page-name="Default" presentation:presentation-page-layout-name="AL1T0">
        <draw:frame presentation:style-name="pr1" draw:text-style-name="P2" draw:layer="layout" svg:width="21.59cm" svg:height="4.083cm" svg:x="1.905cm" svg:y="5.917cm" presentation:class="title" presentation:user-transformed="true">
          <draw:text-box>
            <text:list text:style-name="L1">
              <text:list-header>
                <text:p text:style-name="P1"><text:span text:style-name="T1">Pointers</text:span></text:p>
              </text:list-header>
            </text:list>
          </draw:text-box>
        </draw:frame>
        <draw:frame presentation:style-name="pr2" draw:text-style-name="P4" draw:layer="layout" svg:width="17.78cm" svg:height="4.868cm" svg:x="3.81cm" svg:y="10.795cm" presentation:class="subtitle" presentation:user-transformed="true">
          <draw:text-box>
            <text:list text:style-name="L1">
              <text:list-header>
                <text:p text:style-name="P3"><text:span text:style-name="T1">Lecture 14</text:span></text:p>
              </text:list-header>
            </text:list>
          </draw:text-box>
        </draw:frame>
        <presentation:notes draw:style-name="dp2" presentation:use-header-name="hdr1" presentation:use-footer-name="ftr1" presentation:use-date-time-name="dtd1">
          <draw:page-thumbnail draw:layer="layout" svg:width="12.7cm" svg:height="9.525cm" svg:x="3.175cm" svg:y="1.905cm" draw:page-number="1" presentation:class="page"/>
          <draw:frame presentation:style-name="pr3" draw:text-style-name="P2" draw:layer="layout" svg:width="13.97cm" svg:height="11.43cm" svg:x="2.54cm" svg:y="12.065cm">
            <draw:text-box>
              <text:list text:style-name="L2">
                <text:list-header>
                  <text:p text:style-name="P5">Narrator:</text:p>
                  <text:p text:style-name="P5">Lecture 14: Introduction to Pointers</text:p>
                </text:list-header>
              </text:list>
            </draw:text-box>
          </draw:frame>
        </presentation:notes>
      </draw:page>
      <draw:page draw:name=" POINTERS "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3">
              <text:list-header>
                <text:p text:style-name="P1"><text:span text:style-name="T2"><text:line-break/></text:span>POINTERS<text:line-break/></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Pointers are variables that contain <text:span text:style-name="T3">memory</text:span><text:span text:style-name="T4"> </text:span><text:span text:style-name="T3">addresses</text:span> as their values.</text:p>
                <text:p text:style-name="P7"><text:span text:style-name="T5"/></text:p>
              </text:list-item>
              <text:list-item>
                <text:p text:style-name="P6">A variable name <text:span text:style-name="T3">directly</text:span> references a value.</text:p>
                <text:p text:style-name="P7"><text:span text:style-name="T5"/></text:p>
              </text:list-item>
              <text:list-item>
                <text:p text:style-name="P6">A pointer <text:span text:style-name="T3">indirectly</text:span> references a value. <text:s/>Referencing a value through a pointer is called <text:span text:style-name="T3">indirection</text:span>.</text:p>
                <text:p text:style-name="P7"><text:span text:style-name="T5"/></text:p>
              </text:list-item>
              <text:list-item>
                <text:p text:style-name="P6">A pointer variable must be declared before it can be used.</text:p>
                <text:p text:style-name="P6"/>
              </text:list-item>
            </text:list>
          </draw:text-box>
        </draw:frame>
        <presentation:notes draw:style-name="dp2" presentation:use-header-name="hdr1" presentation:use-footer-name="ftr1" presentation:use-date-time-name="dtd1">
          <draw:page-thumbnail draw:layer="layout" svg:width="12.7cm" svg:height="9.525cm" svg:x="3.175cm" svg:y="1.905cm" draw:page-number="2" presentation:class="page"/>
          <draw:frame presentation:style-name="pr3" draw:text-style-name="P2" draw:layer="layout" svg:width="13.97cm" svg:height="11.43cm" svg:x="2.54cm" svg:y="12.065cm">
            <draw:text-box>
              <text:list text:style-name="L2">
                <text:list-header>
                  <text:p text:style-name="P5">Instructor:</text:p>
                  <text:p text:style-name="P5">Students have already used pointer without knowing it when they declare FILE variables, which basically point to the address where a file stream is located.</text:p>
                  <text:p text:style-name="P5"/>
                  <text:p text:style-name="P5">Narrator:</text:p>
                  <text:p text:style-name="P5">Pointers are variables that contain instead of data, the memory address where the data exists as their values. <text:s/>It can be said that a regular variable name directly references the value in that variable. <text:s/>A pointer, on the other hand, indirectly references a value. <text:s/>Referencing through a pointer is called indirection. <text:s/>Like any other variable, a pointer must be declared before it can be used.</text:p>
                </text:list-header>
              </text:list>
            </draw:text-box>
          </draw:frame>
        </presentation:notes>
      </draw:page>
      <draw:page draw:name="Concept of Address and Pointers"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Concept of Address and Pointers</text:p>
              </text:list-header>
            </text:list>
          </draw:text-box>
        </draw:frame>
        <draw:frame presentation:style-name="pr5" draw:text-style-name="P2" draw:layer="layout" svg:width="10.795cm" svg:height="11.43cm" svg:x="1.904cm" svg:y="5.08cm" presentation:class="outline" presentation:user-transformed="true">
          <draw:text-box>
            <text:list text:style-name="L4">
              <text:list-item>
                <text:p text:style-name="P6">Memory can be conceptualized as a linear set of data locations.</text:p>
              </text:list-item>
              <text:list-item>
                <text:p text:style-name="P6">Variables reference the contents of a locations</text:p>
              </text:list-item>
              <text:list-item>
                <text:p text:style-name="P6">Pointers have a value of the address of a given location</text:p>
              </text:list-item>
            </text:list>
          </draw:text-box>
        </draw:frame>
        <draw:custom-shape draw:style-name="gr1" draw:text-style-name="P9" draw:layer="layout" svg:width="3.757cm" svg:height="0.714cm" svg:x="18.865cm" svg:y="5.08cm">
          <text:list text:style-name="L2">
            <text:list-header>
              <text:p text:style-name="P8"><text:span text:style-name="T6">Contents1</text:span></text:p>
            </text:list-header>
          </text:list>
          <draw:enhanced-geometry svg:viewBox="0 0 21600 21600" draw:type="rectangle" draw:enhanced-path="M 0 0 L 21600 0 21600 21600 0 21600 0 0 Z N"/>
        </draw:custom-shape>
        <draw:custom-shape draw:style-name="gr2" draw:text-style-name="P10" draw:layer="layout" svg:width="3.757cm" svg:height="0.715cm" svg:x="18.865cm" svg:y="5.794cm">
          <text:p/>
          <draw:enhanced-geometry svg:viewBox="0 0 21600 21600" draw:type="rectangle" draw:enhanced-path="M 0 0 L 21600 0 21600 21600 0 21600 0 0 Z N"/>
        </draw:custom-shape>
        <draw:custom-shape draw:style-name="gr3" draw:text-style-name="P10" draw:layer="layout" svg:width="3.757cm" svg:height="0.714cm" svg:x="18.865cm" svg:y="6.509cm">
          <text:p/>
          <draw:enhanced-geometry svg:viewBox="0 0 21600 21600" draw:type="rectangle" draw:enhanced-path="M 0 0 L 21600 0 21600 21600 0 21600 0 0 Z N"/>
        </draw:custom-shape>
        <draw:custom-shape draw:style-name="gr2" draw:text-style-name="P10" draw:layer="layout" svg:width="3.757cm" svg:height="0.715cm" svg:x="18.865cm" svg:y="7.223cm">
          <text:p/>
          <draw:enhanced-geometry svg:viewBox="0 0 21600 21600" draw:type="rectangle" draw:enhanced-path="M 0 0 L 21600 0 21600 21600 0 21600 0 0 Z N"/>
        </draw:custom-shape>
        <draw:custom-shape draw:style-name="gr3" draw:text-style-name="P10" draw:layer="layout" svg:width="3.757cm" svg:height="0.714cm" svg:x="18.865cm" svg:y="7.938cm">
          <text:p/>
          <draw:enhanced-geometry svg:viewBox="0 0 21600 21600" draw:type="rectangle" draw:enhanced-path="M 0 0 L 21600 0 21600 21600 0 21600 0 0 Z N"/>
        </draw:custom-shape>
        <draw:custom-shape draw:style-name="gr3" draw:text-style-name="P10" draw:layer="layout" svg:width="3.757cm" svg:height="0.714cm" svg:x="18.865cm" svg:y="8.652cm">
          <text:p/>
          <draw:enhanced-geometry svg:viewBox="0 0 21600 21600" draw:type="rectangle" draw:enhanced-path="M 0 0 L 21600 0 21600 21600 0 21600 0 0 Z N"/>
        </draw:custom-shape>
        <draw:custom-shape draw:style-name="gr2" draw:text-style-name="P10" draw:layer="layout" svg:width="3.757cm" svg:height="0.715cm" svg:x="18.865cm" svg:y="9.366cm">
          <text:p/>
          <draw:enhanced-geometry svg:viewBox="0 0 21600 21600" draw:type="rectangle" draw:enhanced-path="M 0 0 L 21600 0 21600 21600 0 21600 0 0 Z N"/>
        </draw:custom-shape>
        <draw:custom-shape draw:style-name="gr3" draw:text-style-name="P10" draw:layer="layout" svg:width="3.757cm" svg:height="0.714cm" svg:x="18.865cm" svg:y="10.081cm">
          <text:p/>
          <draw:enhanced-geometry svg:viewBox="0 0 21600 21600" draw:type="rectangle" draw:enhanced-path="M 0 0 L 21600 0 21600 21600 0 21600 0 0 Z N"/>
        </draw:custom-shape>
        <draw:custom-shape draw:style-name="gr3" draw:text-style-name="P10" draw:layer="layout" svg:width="3.757cm" svg:height="0.714cm" svg:x="18.865cm" svg:y="10.795cm">
          <text:p/>
          <draw:enhanced-geometry svg:viewBox="0 0 21600 21600" draw:type="rectangle" draw:enhanced-path="M 0 0 L 21600 0 21600 21600 0 21600 0 0 Z N"/>
        </draw:custom-shape>
        <draw:custom-shape draw:style-name="gr2" draw:text-style-name="P10" draw:layer="layout" svg:width="3.757cm" svg:height="0.715cm" svg:x="18.865cm" svg:y="11.509cm">
          <text:p/>
          <draw:enhanced-geometry svg:viewBox="0 0 21600 21600" draw:type="rectangle" draw:enhanced-path="M 0 0 L 21600 0 21600 21600 0 21600 0 0 Z N"/>
        </draw:custom-shape>
        <draw:custom-shape draw:style-name="gr1" draw:text-style-name="P9" draw:layer="layout" svg:width="3.757cm" svg:height="0.714cm" svg:x="18.865cm" svg:y="12.224cm">
          <text:list text:style-name="L2">
            <text:list-header>
              <text:p text:style-name="P8"><text:span text:style-name="T6">Contents11</text:span></text:p>
            </text:list-header>
          </text:list>
          <draw:enhanced-geometry svg:viewBox="0 0 21600 21600" draw:type="rectangle" draw:enhanced-path="M 0 0 L 21600 0 21600 21600 0 21600 0 0 Z N"/>
        </draw:custom-shape>
        <draw:custom-shape draw:style-name="gr2" draw:text-style-name="P10" draw:layer="layout" svg:width="3.757cm" svg:height="0.715cm" svg:x="18.865cm" svg:y="12.938cm">
          <text:p/>
          <draw:enhanced-geometry svg:viewBox="0 0 21600 21600" draw:type="rectangle" draw:enhanced-path="M 0 0 L 21600 0 21600 21600 0 21600 0 0 Z N"/>
        </draw:custom-shape>
        <draw:custom-shape draw:style-name="gr3" draw:text-style-name="P10" draw:layer="layout" svg:width="3.757cm" svg:height="0.714cm" svg:x="18.865cm" svg:y="13.653cm">
          <text:p/>
          <draw:enhanced-geometry svg:viewBox="0 0 21600 21600" draw:type="rectangle" draw:enhanced-path="M 0 0 L 21600 0 21600 21600 0 21600 0 0 Z N"/>
        </draw:custom-shape>
        <draw:custom-shape draw:style-name="gr3" draw:text-style-name="P10" draw:layer="layout" svg:width="3.757cm" svg:height="0.714cm" svg:x="18.865cm" svg:y="14.367cm">
          <text:p/>
          <draw:enhanced-geometry svg:viewBox="0 0 21600 21600" draw:type="rectangle" draw:enhanced-path="M 0 0 L 21600 0 21600 21600 0 21600 0 0 Z N"/>
        </draw:custom-shape>
        <draw:custom-shape draw:style-name="gr2" draw:text-style-name="P10" draw:layer="layout" svg:width="3.757cm" svg:height="0.715cm" svg:x="18.865cm" svg:y="15.081cm">
          <text:p/>
          <draw:enhanced-geometry svg:viewBox="0 0 21600 21600" draw:type="rectangle" draw:enhanced-path="M 0 0 L 21600 0 21600 21600 0 21600 0 0 Z N"/>
        </draw:custom-shape>
        <draw:custom-shape draw:style-name="gr1" draw:text-style-name="P9" draw:layer="layout" svg:width="3.757cm" svg:height="0.714cm" svg:x="18.865cm" svg:y="15.796cm">
          <text:list text:style-name="L2">
            <text:list-header>
              <text:p text:style-name="P8"><text:span text:style-name="T6">Contents16</text:span></text:p>
            </text:list-header>
          </text:list>
          <draw:enhanced-geometry svg:viewBox="0 0 21600 21600" draw:type="rectangle" draw:enhanced-path="M 0 0 L 21600 0 21600 21600 0 21600 0 0 Z N"/>
        </draw:custom-shape>
        <draw:custom-shape draw:style-name="gr4" draw:text-style-name="P9" draw:layer="layout" svg:width="3.757cm" svg:height="0.715cm" svg:x="15.108cm" svg:y="5.146cm">
          <text:list text:style-name="L2">
            <text:list-header>
              <text:p text:style-name="P8"><text:span text:style-name="T6">ADDR1</text:span></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5.861cm">
          <text:list text:style-name="L2">
            <text:list-header>
              <text:p text:style-name="P8"><text:span text:style-name="T6">ADDR2</text:span></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6.575cm">
          <text:list text:style-name="L2">
            <text:list-header>
              <text:p text:style-name="P8"><text:span text:style-name="T6">ADDR3</text:span></text:p>
            </text:list-header>
          </text:list>
          <draw:enhanced-geometry svg:viewBox="0 0 21600 21600" draw:type="rectangle" draw:enhanced-path="M 0 0 L 21600 0 21600 21600 0 21600 0 0 Z N"/>
        </draw:custom-shape>
        <draw:custom-shape draw:style-name="gr4" draw:text-style-name="P9" draw:layer="layout" svg:width="3.757cm" svg:height="0.715cm" svg:x="15.108cm" svg:y="7.289cm">
          <text:list text:style-name="L2">
            <text:list-header>
              <text:p text:style-name="P8"><text:span text:style-name="T6">ADDR4</text:span></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8.004cm">
          <text:list text:style-name="L2">
            <text:list-header>
              <text:p text:style-name="P8"><text:span text:style-name="T6">ADDR5</text:span></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8.718cm">
          <text:list text:style-name="L2">
            <text:list-header>
              <text:p text:style-name="P8"><text:span text:style-name="T6">ADDR6</text:span></text:p>
            </text:list-header>
          </text:list>
          <draw:enhanced-geometry svg:viewBox="0 0 21600 21600" draw:type="rectangle" draw:enhanced-path="M 0 0 L 21600 0 21600 21600 0 21600 0 0 Z N"/>
        </draw:custom-shape>
        <draw:custom-shape draw:style-name="gr4" draw:text-style-name="P9" draw:layer="layout" svg:width="3.757cm" svg:height="0.715cm" svg:x="15.108cm" svg:y="9.432cm">
          <text:list text:style-name="L2">
            <text:list-header>
              <text:p text:style-name="P8">*</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10.147cm">
          <text:list text:style-name="L2">
            <text:list-header>
              <text:p text:style-name="P8">*</text:p>
            </text:list-header>
          </text:list>
          <draw:enhanced-geometry svg:viewBox="0 0 21600 21600" draw:type="rectangle" draw:enhanced-path="M 0 0 L 21600 0 21600 21600 0 21600 0 0 Z N"/>
        </draw:custom-shape>
        <draw:custom-shape draw:style-name="gr4" draw:text-style-name="P9" draw:layer="layout" svg:width="3.757cm" svg:height="0.715cm" svg:x="15.108cm" svg:y="10.861cm">
          <text:list text:style-name="L2">
            <text:list-header>
              <text:p text:style-name="P8">*</text:p>
            </text:list-header>
          </text:list>
          <draw:enhanced-geometry svg:viewBox="0 0 21600 21600" draw:type="rectangle" draw:enhanced-path="M 0 0 L 21600 0 21600 21600 0 21600 0 0 Z N"/>
        </draw:custom-shape>
        <draw:custom-shape draw:style-name="gr6" draw:text-style-name="P10" draw:layer="layout" svg:width="3.757cm" svg:height="0.714cm" svg:x="15.108cm" svg:y="11.576cm">
          <text:p/>
          <draw:enhanced-geometry svg:viewBox="0 0 21600 21600" draw:type="rectangle" draw:enhanced-path="M 0 0 L 21600 0 21600 21600 0 21600 0 0 Z N"/>
        </draw:custom-shape>
        <draw:custom-shape draw:style-name="gr5" draw:text-style-name="P9" draw:layer="layout" svg:width="3.757cm" svg:height="0.714cm" svg:x="15.108cm" svg:y="12.29cm">
          <text:list text:style-name="L2">
            <text:list-header>
              <text:p text:style-name="P8"><text:span text:style-name="T6">ADDR11</text:span></text:p>
            </text:list-header>
          </text:list>
          <draw:enhanced-geometry svg:viewBox="0 0 21600 21600" draw:type="rectangle" draw:enhanced-path="M 0 0 L 21600 0 21600 21600 0 21600 0 0 Z N"/>
        </draw:custom-shape>
        <draw:custom-shape draw:style-name="gr7" draw:text-style-name="P10" draw:layer="layout" svg:width="3.757cm" svg:height="0.715cm" svg:x="15.108cm" svg:y="13.004cm">
          <text:p/>
          <draw:enhanced-geometry svg:viewBox="0 0 21600 21600" draw:type="rectangle" draw:enhanced-path="M 0 0 L 21600 0 21600 21600 0 21600 0 0 Z N"/>
        </draw:custom-shape>
        <draw:custom-shape draw:style-name="gr5" draw:text-style-name="P9" draw:layer="layout" svg:width="3.757cm" svg:height="0.714cm" svg:x="15.108cm" svg:y="13.719cm">
          <text:list text:style-name="L2">
            <text:list-header>
              <text:p text:style-name="P8">*</text:p>
            </text:list-header>
          </text:list>
          <draw:enhanced-geometry svg:viewBox="0 0 21600 21600" draw:type="rectangle" draw:enhanced-path="M 0 0 L 21600 0 21600 21600 0 21600 0 0 Z N"/>
        </draw:custom-shape>
        <draw:custom-shape draw:style-name="gr5" draw:text-style-name="P9" draw:layer="layout" svg:width="3.757cm" svg:height="0.714cm" svg:x="15.108cm" svg:y="14.433cm">
          <text:list text:style-name="L2">
            <text:list-header>
              <text:p text:style-name="P8">*</text:p>
            </text:list-header>
          </text:list>
          <draw:enhanced-geometry svg:viewBox="0 0 21600 21600" draw:type="rectangle" draw:enhanced-path="M 0 0 L 21600 0 21600 21600 0 21600 0 0 Z N"/>
        </draw:custom-shape>
        <draw:custom-shape draw:style-name="gr7" draw:text-style-name="P10" draw:layer="layout" svg:width="3.757cm" svg:height="0.715cm" svg:x="15.108cm" svg:y="15.147cm">
          <text:p/>
          <draw:enhanced-geometry svg:viewBox="0 0 21600 21600" draw:type="rectangle" draw:enhanced-path="M 0 0 L 21600 0 21600 21600 0 21600 0 0 Z N"/>
        </draw:custom-shape>
        <draw:custom-shape draw:style-name="gr5" draw:text-style-name="P9" draw:layer="layout" svg:width="3.757cm" svg:height="0.714cm" svg:x="15.108cm" svg:y="15.862cm">
          <text:list text:style-name="L2">
            <text:list-header>
              <text:p text:style-name="P8"><text:span text:style-name="T6">ADDR16</text:span></text:p>
            </text:list-header>
          </text:list>
          <draw:enhanced-geometry svg:viewBox="0 0 21600 21600" draw:type="rectangle" draw:enhanced-path="M 0 0 L 21600 0 21600 21600 0 21600 0 0 Z N"/>
        </draw:custom-shape>
        <presentation:notes draw:style-name="dp2" presentation:use-header-name="hdr1" presentation:use-footer-name="ftr1" presentation:use-date-time-name="dtd1">
          <draw:page-thumbnail draw:layer="layout" svg:width="12.7cm" svg:height="9.525cm" svg:x="3.175cm" svg:y="1.905cm" draw:page-number="3"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A computer has two basic types of busses to the memory: an address and data bus. <text:s/>Thus far we have been concerned mainly with the data we store but not its storage location. <text:s/>Pointers allow us to also use the address in which our data is stored in various ways. <text:s/>This conceptualization of memory can be likened to a street with various address where mail is delivered. <text:s/>The mailman delivers the correct data (letters) to the correct address written on each piece of mail.</text:span></text:p>
                </text:list-header>
              </text:list>
            </draw:text-box>
          </draw:frame>
        </presentation:notes>
      </draw:page>
      <draw:page draw:name="POINTERS"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text:p>
              </text:list-header>
            </text:list>
          </draw:text-box>
        </draw:frame>
        <draw:frame presentation:style-name="pr6" draw:text-style-name="P2" draw:layer="layout" svg:width="21.59cm" svg:height="12.833cm" svg:x="1.905cm" svg:y="4.232cm" presentation:class="outline" presentation:user-transformed="true">
          <draw:text-box>
            <text:list text:style-name="L4">
              <text:list-item>
                <text:p text:style-name="P6">Examples of pointer declarations:</text:p>
                <text:p text:style-name="P7"><text:span text:style-name="T5"/></text:p>
              </text:list-item>
            </text:list>
            <text:list text:style-name="L3">
              <text:list-header>
                <text:p text:style-name="P11"><text:tab/><text:tab/>FILE<text:span text:style-name="T8"> <text:s/>*fptr</text:span>;</text:p>
                <text:p text:style-name="P11"><text:span text:style-name="T8"><text:tab/></text:span><text:span text:style-name="T8"><text:tab/></text:span>int<text:span text:style-name="T8"> <text:s/>*a</text:span>;</text:p>
                <text:p text:style-name="P11"><text:span text:style-name="T8"><text:tab/></text:span><text:span text:style-name="T8"><text:tab/></text:span>float<text:span text:style-name="T8"> *b</text:span>;</text:p>
                <text:p text:style-name="P11"><text:span text:style-name="T8"><text:tab/></text:span><text:span text:style-name="T8"><text:tab/></text:span>char<text:span text:style-name="T8"> *c</text:span>;</text:p>
              </text:list-header>
            </text:list>
            <text:list text:style-name="L4">
              <text:list-header>
                <text:p text:style-name="P7"><text:span text:style-name="T9"/></text:p>
              </text:list-header>
              <text:list-item>
                <text:p text:style-name="P6">The <text:span text:style-name="T10">asterisk</text:span>, when used as above in the declaration, tells the compiler that the variable is to be a pointer, and the type of data that the pointer points to, but <text:span text:style-name="T10">NOT</text:span> the name of the variable pointed to.</text:p>
              </text:list-item>
            </text:list>
          </draw:text-box>
        </draw:frame>
        <presentation:notes draw:style-name="dp2" presentation:use-header-name="hdr1" presentation:use-footer-name="ftr1" presentation:use-date-time-name="dtd1">
          <draw:page-thumbnail draw:layer="layout" svg:width="12.7cm" svg:height="9.525cm" svg:x="3.175cm" svg:y="1.905cm" draw:page-number="4"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Pointers can be declared with regular variables in the same line, the asterisk (or lack of one) determines if the variable will contain an address or data. <text:s/>It is important to declare the correct type of pointer depending on the type of data it will point to. <text:s/>It is NOT possible to give a variable and pointer the same name. <text:s/>All variables (pointer or data) must still have a unique name. </text:span></text:p>
                  <text:p text:style-name="P5"><text:span text:style-name="T7"/></text:p>
                  <text:p text:style-name="P5"><text:span text:style-name="T7">Narrator:</text:span></text:p>
                  <text:p text:style-name="P5"><text:span text:style-name="T7">Pointers are declared much like variables, except an asterisk must be before each variable name. Pointers can be declared with regular variables in the same line, the asterisk (or lack of one) determines if the variable will contain an address or data. <text:s/>It is important to declare the correct type of pointer depending on the type of data it will point to. <text:s/>It is NOT possible to give a variable and pointer the same name. <text:s/>All variables (pointer or data) must still have a unique name. </text:span></text:p>
                  <text:p text:style-name="P5"><text:span text:style-name="T7"/></text:p>
                </text:list-header>
              </text:list>
            </draw:text-box>
          </draw:frame>
        </presentation:notes>
      </draw:page>
      <draw:page draw:name="page5"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text:p>
              </text:list-header>
            </text:list>
          </draw:text-box>
        </draw:frame>
        <draw:frame presentation:style-name="pr7" draw:text-style-name="P2" draw:layer="layout" svg:width="21.59cm" svg:height="11.496cm" svg:x="1.905cm" svg:y="4.846cm" presentation:class="outline" presentation:user-transformed="true">
          <draw:text-box>
            <text:list text:style-name="L4">
              <text:list-item>
                <text:p text:style-name="P6">Consider the statements:</text:p>
                <text:p text:style-name="P7"><text:span text:style-name="T5"/></text:p>
              </text:list-item>
            </text:list>
            <text:list text:style-name="L3">
              <text:list-header>
                <text:p text:style-name="P12">#include &lt;stdio.h&gt;</text:p>
                <text:p text:style-name="P12">int main ( )</text:p>
                <text:p text:style-name="P12">{</text:p>
                <text:p text:style-name="P13">FILE<text:span text:style-name="T8"> <text:s/>*fptr1 , *fptr2 </text:span>;<text:span text:style-name="T8"><text:tab/></text:span><text:span text:style-name="T8">/* Declare two file pointers */</text:span></text:p>
                <text:p text:style-name="P13">int<text:span text:style-name="T8"> *aptr </text:span>;<text:span text:style-name="T8"><text:tab/></text:span><text:span text:style-name="T8">/* Declare a pointer to an int */</text:span></text:p>
                <text:p text:style-name="P13">float<text:span text:style-name="T8"> *bptr </text:span>;<text:span text:style-name="T8"><text:tab/></text:span><text:span text:style-name="T8">/* Declare a pointer to a float */</text:span></text:p>
                <text:p text:style-name="P13">int<text:span text:style-name="T8"> a </text:span>;<text:span text:style-name="T8"><text:tab/></text:span><text:span text:style-name="T8">/* Declare an int variable */</text:span></text:p>
                <text:p text:style-name="P13">float<text:span text:style-name="T8"> b </text:span>;<text:span text:style-name="T8"><text:tab/></text:span><text:span text:style-name="T8">/* Declare a float variable */</text:span></text:p>
              </text:list-header>
            </text:list>
          </draw:text-box>
        </draw:frame>
        <presentation:notes draw:style-name="dp2" presentation:use-header-name="hdr1" presentation:use-footer-name="ftr1" presentation:use-date-time-name="dtd1">
          <draw:page-thumbnail draw:layer="layout" svg:width="12.7cm" svg:height="9.525cm" svg:x="3.175cm" svg:y="1.905cm" draw:page-number="5"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In this case the pointer and variable declarations are separated. <text:s/>They could have also been handled as such:</text:span></text:p>
                  <text:p text:style-name="P5"><text:span text:style-name="T7">FILE *fptr1, *fptr2;</text:span></text:p>
                  <text:p text:style-name="P5"><text:span text:style-name="T7">int *aptr, a;</text:span></text:p>
                  <text:p text:style-name="P5"><text:span text:style-name="T7">int *bptr, b;</text:span></text:p>
                  <text:p text:style-name="P5"><text:span text:style-name="T7"/></text:p>
                  <text:p text:style-name="P5"><text:span text:style-name="T7">Narrator:</text:span></text:p>
                  <text:p text:style-name="P5"><text:span text:style-name="T7">In these statements we are declaring pointers of multiple types, along with the familiar FILE pointer type. <text:s/>We also declare normal variables. <text:s/>In this case the pointer and variable declarations are separated. <text:s/>Pointers and variables of the same type could have been declared on the same line, separated by commas.</text:span></text:p>
                </text:list-header>
              </text:list>
            </draw:text-box>
          </draw:frame>
        </presentation:notes>
      </draw:page>
      <draw:page draw:name="page6"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text:p>
              </text:list-header>
            </text:list>
          </draw:text-box>
        </draw:frame>
        <draw:frame presentation:style-name="pr8" draw:text-style-name="P2" draw:layer="layout" svg:width="21.59cm" svg:height="10.949cm" svg:x="1.905cm" svg:y="5.079cm" presentation:class="outline" presentation:user-transformed="true">
          <draw:text-box>
            <text:list text:style-name="L3">
              <text:list-header>
                <text:p text:style-name="P12"><text:span text:style-name="T8">/* <text:s/>Then consider the statements: <text:s text:c="5"/>*/</text:span></text:p>
                <text:p text:style-name="P14"><text:span text:style-name="T8"/></text:p>
                <text:p text:style-name="P11"><text:span text:style-name="T8"><text:tab/></text:span><text:span text:style-name="T8">aptr = &amp;a </text:span>;</text:p>
                <text:p text:style-name="P11"><text:span text:style-name="T8"><text:tab/></text:span><text:span text:style-name="T8">bptr = &amp;b </text:span>;</text:p>
                <text:p text:style-name="P12"><text:span text:style-name="T8"><text:s text:c="4"/></text:span><text:span text:style-name="T8">fptr2 = </text:span>fopen<text:span text:style-name="T8"> </text:span>(<text:span text:style-name="T8"> "my_out_file.dat" , "w" </text:span>) ;<text:span text:style-name="T8"> </text:span></text:p>
                <text:p text:style-name="P11"><text:span text:style-name="T8"><text:tab/></text:span><text:span text:style-name="T8">fptr1 = </text:span>fopen<text:span text:style-name="T8"> </text:span>(<text:span text:style-name="T8"> "my_in_file.dat" , "r" </text:span>) ;</text:p>
                <text:p text:style-name="P11"><text:span text:style-name="T8"><text:tab/></text:span>if<text:span text:style-name="T8"> </text:span>( <text:span text:style-name="T8">fptr1 != </text:span>NULL<text:span text:style-name="T8"> </text:span>)</text:p>
                <text:p text:style-name="P11"><text:span text:style-name="T8"><text:tab/></text:span>{</text:p>
                <text:p text:style-name="P11"><text:span text:style-name="T8"><text:tab/></text:span><text:span text:style-name="T8"> <text:s text:c="2"/></text:span>fscanf<text:span text:style-name="T8"> </text:span>(<text:span text:style-name="T8"> fptr1, "%d%f" , aptr , bptr </text:span>) ;</text:p>
              </text:list-header>
            </text:list>
          </draw:text-box>
        </draw:frame>
        <presentation:notes draw:style-name="dp2" presentation:use-header-name="hdr1" presentation:use-footer-name="ftr1" presentation:use-date-time-name="dtd1">
          <draw:page-thumbnail draw:layer="layout" svg:width="12.7cm" svg:height="9.525cm" svg:x="3.175cm" svg:y="1.905cm" draw:page-number="6" presentation:class="page"/>
          <draw:frame presentation:style-name="pr3" draw:text-style-name="P2" draw:layer="layout" svg:width="13.97cm" svg:height="11.43cm" svg:x="2.54cm" svg:y="12.065cm">
            <draw:text-box>
              <text:list text:style-name="L2">
                <text:list-header>
                  <text:p text:style-name="P5"><text:span text:style-name="T7">Instructor/Narrator:</text:span></text:p>
                  <text:p text:style-name="P5"><text:span text:style-name="T7">Remember that including the ampersand (&amp;) before any variable’s name returns its location in memory (first introduced with scanf() and fscanf()). So to set a pointer to the location in memory of a variable we simply set the pointer equal to the variable with a preceding ampersand such as those shown. <text:s/>We can then use the fscanf with the pointers aptr and bptr instead of &amp;a and &amp;b since both return the same information (the memory location of variables a and b).</text:span></text:p>
                  <text:p text:style-name="P5"><text:span text:style-name="T7"/></text:p>
                </text:list-header>
              </text:list>
            </draw:text-box>
          </draw:frame>
        </presentation:notes>
      </draw:page>
      <draw:page draw:name="page7"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text:p>
              </text:list-header>
            </text:list>
          </draw:text-box>
        </draw:frame>
        <draw:frame presentation:style-name="pr9" draw:text-style-name="P2" draw:layer="layout" svg:width="21.59cm" svg:height="12.832cm" svg:x="1.905cm" svg:y="4.551cm" presentation:class="outline" presentation:user-transformed="true">
          <draw:text-box>
            <text:list text:style-name="L3">
              <text:list-header>
                <text:p text:style-name="P15"><text:tab/> <text:s/>fprintf (<text:span text:style-name="T8"> fptr2, "%d %d\n" , aptr , bptr </text:span>) ;</text:p>
                <text:p text:style-name="P15"><text:span text:style-name="T8"><text:tab/></text:span><text:span text:style-name="T8"> <text:s/></text:span>fprintf (<text:span text:style-name="T8"> fptr2, "%d %f\n" , *aptr , *bptr </text:span>) ;</text:p>
                <text:p text:style-name="P15"><text:span text:style-name="T8"><text:tab/></text:span><text:span text:style-name="T8"> <text:s/></text:span>fprintf (<text:span text:style-name="T8"> fptr2, "%d %f\n" , a , b </text:span>) ;</text:p>
                <text:p text:style-name="P16"><text:span text:style-name="T8"><text:s text:c="6"/></text:span>fprintf (<text:span text:style-name="T8"> fptr2, "%d %d\n" , &amp;a , &amp;b </text:span>) ;</text:p>
                <text:p text:style-name="P15"><text:span text:style-name="T8"><text:tab/></text:span><text:span text:style-name="T8"> <text:s/></text:span>return<text:span text:style-name="T8"> 0 </text:span>;</text:p>
                <text:p text:style-name="P15"><text:span text:style-name="T8"><text:tab/></text:span>}</text:p>
                <text:p text:style-name="P16">Assuming that the above is part of a program that runs without error and the the input file does open, what would be printed to the file </text:p>
                <text:p text:style-name="P15"><text:tab/>By the first fprintf? <text:s/><text:tab/>By the second fprintf?</text:p>
                <text:p text:style-name="P15"><text:tab/>By the third fprintf? <text:s text:c="5"/>By the fourth fprintf?</text:p>
              </text:list-header>
            </text:list>
          </draw:text-box>
        </draw:frame>
        <presentation:notes draw:style-name="dp2" presentation:use-header-name="hdr1" presentation:use-footer-name="ftr1" presentation:use-date-time-name="dtd1">
          <draw:page-thumbnail draw:layer="layout" svg:width="12.7cm" svg:height="9.525cm" svg:x="3.175cm" svg:y="1.905cm" draw:page-number="7"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Remember fprintf() returns the value stored in a variable (without the need of a preceding ampersand).</text:span></text:p>
                  <text:p text:style-name="P5"><text:span text:style-name="T7">1</text:span><text:span text:style-name="T11">st</text:span><text:span text:style-name="T7"> fprintf: returns the values stored in aptr and bptr (the memory locations of a and b). (the addresses)</text:span></text:p>
                  <text:p text:style-name="P5"><text:span text:style-name="T7">2</text:span><text:span text:style-name="T11">nd</text:span><text:span text:style-name="T7"> fprintf: returns the values stored in the memory locations stored in aptr and bptr (the actual values of a and b). (the data) – called </text:span><text:span text:style-name="T12">dereferencing</text:span><text:span text:style-name="T7"> a pointer</text:span></text:p>
                  <text:p text:style-name="P5"><text:span text:style-name="T7">3</text:span><text:span text:style-name="T11">rd</text:span><text:span text:style-name="T7"> fprintf: returns the values of a and b (the data)</text:span></text:p>
                  <text:p text:style-name="P5"><text:span text:style-name="T7">4</text:span><text:span text:style-name="T11">th</text:span><text:span text:style-name="T7"> fprintf: returns the memory locations of a and b (the addresses)</text:span></text:p>
                  <text:p text:style-name="P5"><text:span text:style-name="T7"/></text:p>
                  <text:p text:style-name="P5"><text:span text:style-name="T7">Narrator:</text:span></text:p>
                  <text:p text:style-name="P5"><text:span text:style-name="T7">Notice the difference in the variables printed in each fprintf() function here. <text:s/>Can you determine which variable will print which values?</text:span></text:p>
                  <text:p text:style-name="P5"><text:span text:style-name="T7">1</text:span><text:span text:style-name="T11">st</text:span><text:span text:style-name="T7"> fprintf: returns the values stored in aptr and bptr (the memory locations of a and b). (the addresses)</text:span></text:p>
                  <text:p text:style-name="P5"><text:span text:style-name="T7">2</text:span><text:span text:style-name="T11">nd</text:span><text:span text:style-name="T7"> fprintf: returns the values stored in the memory locations stored in aptr and bptr (the actual values of a and b). (the data) – called </text:span><text:span text:style-name="T12">dereferencing</text:span><text:span text:style-name="T7"> a pointer</text:span></text:p>
                  <text:p text:style-name="P5"><text:span text:style-name="T7">3</text:span><text:span text:style-name="T11">rd</text:span><text:span text:style-name="T7"> fprintf: returns the values of a and b (the data)</text:span></text:p>
                  <text:p text:style-name="P5"><text:span text:style-name="T7">4</text:span><text:span text:style-name="T11">th</text:span><text:span text:style-name="T7"> fprintf: returns the memory locations of a and b (the addresses)</text:span></text:p>
                  <text:p text:style-name="P5"><text:span text:style-name="T7"/></text:p>
                </text:list-header>
              </text:list>
            </draw:text-box>
          </draw:frame>
        </presentation:notes>
      </draw:page>
      <draw:page draw:name="Use of &amp; and *"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text:span text:style-name="T13">Use of &amp; and *</text:span></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When is &amp; used?</text:p>
                <text:p text:style-name="P6"/>
              </text:list-item>
              <text:list-item>
                <text:p text:style-name="P6">When is * used?</text:p>
                <text:p text:style-name="P6"/>
              </text:list-item>
              <text:list-item>
                <text:p text:style-name="P6">&amp; -- "address operator" which gives or produces the memory address of a data variable</text:p>
              </text:list-item>
              <text:list-item>
                <text:p text:style-name="P6">* -- "dereferencing operator" which provides the contents in the memory location specified by a pointer</text:p>
              </text:list-item>
            </text:list>
          </draw:text-box>
        </draw:frame>
        <presentation:notes draw:style-name="dp2" presentation:use-header-name="hdr1" presentation:use-footer-name="ftr1" presentation:use-date-time-name="dtd1">
          <draw:page-thumbnail draw:layer="layout" svg:width="12.7cm" svg:height="9.525cm" svg:x="3.175cm" svg:y="1.905cm" draw:page-number="8" presentation:class="page"/>
          <draw:frame presentation:style-name="pr3" draw:text-style-name="P2" draw:layer="layout" svg:width="13.97cm" svg:height="11.43cm" svg:x="2.54cm" svg:y="12.065cm">
            <draw:text-box>
              <text:list text:style-name="L2">
                <text:list-header>
                  <text:p text:style-name="P5">Instructor:</text:p>
                  <text:p text:style-name="P5">Use the &amp; when you wish to know the address of a variable.</text:p>
                  <text:p text:style-name="P5">Use the * when you wish to return the value stored in the variable <text:span text:style-name="T14">as an address</text:span>, then look in <text:span text:style-name="T14">that address</text:span> and return <text:span text:style-name="T14">its data</text:span></text:p>
                  <text:p text:style-name="P5"><text:span text:style-name="T14"/></text:p>
                  <text:p text:style-name="P5">Narrator:</text:p>
                  <text:p text:style-name="P5">With the introduction of pointers, we now have the &amp; and the * being used for various operations. <text:s/>The &amp; is used when you wish to know the address of a variable. <text:s/>This is known as the address operator. <text:s/>The *, or dereferencing operator, provides the contents of the memory location specified by a pointer. <text:s/>This operation takes the value stored in the pointer as an address, looks in that address and returns the data stored there.</text:p>
                </text:list-header>
              </text:list>
            </draw:text-box>
          </draw:frame>
        </presentation:notes>
      </draw:page>
      <draw:page draw:name="page9" draw:style-name="dp1" draw:master-page-name="Default" presentation:presentation-page-layout-name="AL3T3">
        <draw:frame presentation:style-name="pr4" draw:text-style-name="P2" draw:layer="layout" svg:width="21.59cm" svg:height="1.27cm" svg:x="2.117cm" svg:y="2.963cm" presentation:class="title" presentation:user-transformed="true">
          <draw:text-box>
            <text:list text:style-name="L1">
              <text:list-header>
                <text:p text:style-name="P1">POINTERS</text:p>
              </text:list-header>
            </text:list>
          </draw:text-box>
        </draw:frame>
        <draw:frame presentation:style-name="pr6" draw:text-style-name="P2" draw:layer="layout" svg:width="13.86cm" svg:height="12.833cm" svg:x="1.27cm" svg:y="4.232cm" presentation:class="outline" presentation:user-transformed="true">
          <draw:text-box>
            <text:list text:style-name="L3">
              <text:list-header>
                <text:p text:style-name="P17"><text:span text:style-name="T15"><text:s text:c="2"/></text:span><text:span text:style-name="T16">aptr = &amp;a </text:span><text:span text:style-name="T15">;</text:span></text:p>
                <text:p text:style-name="P17"><text:span text:style-name="T16"><text:s text:c="2"/></text:span><text:span text:style-name="T16">bptr = &amp;b </text:span><text:span text:style-name="T15">;</text:span></text:p>
                <text:p text:style-name="P17"><text:span text:style-name="T16"><text:s text:c="2"/></text:span><text:span text:style-name="T16">fptr2 = </text:span><text:span text:style-name="T15">fopen (</text:span><text:span text:style-name="T16"> "my_out.dat" , "w" </text:span><text:span text:style-name="T15">) ;</text:span></text:p>
                <text:p text:style-name="P17"><text:span text:style-name="T16"><text:s text:c="2"/></text:span><text:span text:style-name="T16">fptr1 = </text:span><text:span text:style-name="T15">fopen (</text:span><text:span text:style-name="T16"> "my_in.dat" , "r" </text:span><text:span text:style-name="T15">) ;</text:span></text:p>
                <text:p text:style-name="P17"><text:span text:style-name="T16"><text:s text:c="2"/></text:span><text:span text:style-name="T15">if (</text:span><text:span text:style-name="T16"> fptr1 != </text:span><text:span text:style-name="T15">NULL</text:span><text:span text:style-name="T16"> </text:span><text:span text:style-name="T15">)</text:span></text:p>
                <text:p text:style-name="P17"><text:span text:style-name="T15"><text:s text:c="2"/></text:span><text:span text:style-name="T15">{</text:span></text:p>
                <text:p text:style-name="P17"><text:span text:style-name="T16"><text:s text:c="5"/></text:span><text:span text:style-name="T15">fscanf (</text:span><text:span text:style-name="T16">fptr1, "%d%f", <text:s text:c="5"/>aptr, <text:s text:c="2"/>bptr</text:span><text:span text:style-name="T15">);</text:span></text:p>
                <text:p text:style-name="P17"><text:span text:style-name="T16"><text:s text:c="5"/></text:span><text:span text:style-name="T15">fprintf (</text:span><text:span text:style-name="T16">fptr2, "%d %d\n", <text:s/>aptr, <text:s/>bptr </text:span><text:span text:style-name="T15">) ;</text:span></text:p>
                <text:p text:style-name="P17"><text:span text:style-name="T16"><text:s text:c="5"/></text:span><text:span text:style-name="T15">fprintf (</text:span><text:span text:style-name="T16">fptr2, "%d %f\n", <text:s text:c="2"/>*aptr, <text:s/>*bptr </text:span><text:span text:style-name="T15">) ;</text:span></text:p>
                <text:p text:style-name="P17"><text:span text:style-name="T16"><text:s text:c="5"/></text:span><text:span text:style-name="T15">fprintf (</text:span><text:span text:style-name="T16">fptr2, "%d %f\n", <text:s text:c="5"/>a , <text:s text:c="6"/>b </text:span><text:span text:style-name="T15">) ;</text:span></text:p>
                <text:p text:style-name="P17"><text:span text:style-name="T16"><text:s text:c="5"/></text:span><text:span text:style-name="T15">fprintf (</text:span><text:span text:style-name="T16">fptr2, "%d %d\n", <text:s text:c="2"/>&amp;a , <text:s text:c="3"/>&amp;b </text:span><text:span text:style-name="T15">) ;</text:span></text:p>
                <text:p text:style-name="P17"><text:span text:style-name="T16"><text:s text:c="5"/></text:span><text:span text:style-name="T15">return</text:span><text:span text:style-name="T16"> 0 </text:span><text:span text:style-name="T15">;</text:span></text:p>
                <text:p text:style-name="P17"><text:span text:style-name="T16"><text:s text:c="2"/></text:span><text:span text:style-name="T15">}</text:span></text:p>
                <text:p text:style-name="P17"><text:span text:style-name="T15">}</text:span></text:p>
              </text:list-header>
            </text:list>
          </draw:text-box>
        </draw:frame>
        <draw:frame presentation:style-name="pr10" draw:text-style-name="P2" draw:layer="layout" svg:width="8.899cm" svg:height="9.9cm" svg:x="15.129cm" svg:y="6.116cm" presentation:class="outline" presentation:user-transformed="true">
          <draw:text-box>
            <text:list text:style-name="L3">
              <text:list-header>
                <text:p text:style-name="P17"><text:span text:style-name="T15">/* input file */</text:span></text:p>
              </text:list-header>
            </text:list>
            <text:list text:style-name="L5">
              <text:list-header>
                <text:p text:style-name="P18"><text:span text:style-name="T17">5 <text:s/>6.75</text:span><text:span text:style-name="T15"><text:tab/></text:span></text:p>
              </text:list-header>
            </text:list>
            <text:list text:style-name="L3">
              <text:list-header>
                <text:p text:style-name="P17"><text:span text:style-name="T15"/></text:p>
                <text:p text:style-name="P17"><text:span text:style-name="T15">/* output file */</text:span></text:p>
                <text:p text:style-name="P17"><text:span text:style-name="T15"><text:s/></text:span></text:p>
              </text:list-header>
            </text:list>
            <text:list text:style-name="L5">
              <text:list-header>
                <text:p text:style-name="P19"><text:span text:style-name="T17">1659178974 1659178976</text:span></text:p>
                <text:p text:style-name="P19"><text:span text:style-name="T17">5 6.750000</text:span></text:p>
                <text:p text:style-name="P19"><text:span text:style-name="T17">5 6.750000</text:span></text:p>
                <text:p text:style-name="P19"><text:span text:style-name="T17">1659178974 1659178976</text:span></text:p>
              </text:list-header>
            </text:list>
            <text:list text:style-name="L6">
              <text:list-header>
                <text:p text:style-name="P20"><text:span text:style-name="T17"/></text:p>
              </text:list-header>
            </text:list>
          </draw:text-box>
        </draw:frame>
        <presentation:notes draw:style-name="dp2" presentation:use-header-name="hdr1" presentation:use-footer-name="ftr1" presentation:use-date-time-name="dtd1">
          <draw:page-thumbnail draw:layer="layout" svg:width="12.7cm" svg:height="9.525cm" svg:x="3.175cm" svg:y="1.905cm" draw:page-number="9"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The output of this program is simulated with two values from an input file and output given in the right column. <text:s/>The numbers representing addresses in this example would change if each student were to execute the program (each student would receive their own block of memory to use) and may also change during each execution of the program depending on if the operating system keeps the program cached after each use.</text:span></text:p>
                  <text:p text:style-name="P5"><text:span text:style-name="T7"/></text:p>
                  <text:p text:style-name="P5"><text:span text:style-name="T7">Narrator:</text:span></text:p>
                  <text:p text:style-name="P5"><text:span text:style-name="T7">The output of this program is simulated with two values from an input file and output given in the right column. <text:s/>As expected, pointers and variables with address operators return the addresses of the a and b variables. <text:s/>Also the dereferenced pointers and variables themselves return the values of the variables. The numbers representing addresses in this example would change if you were to execute the program and may also change during each execution of the program depending on if the operating system keeps the program cached after each use</text:span></text:p>
                </text:list-header>
              </text:list>
            </draw:text-box>
          </draw:frame>
        </presentation:notes>
      </draw:page>
      <draw:page draw:name="Pointers and Functions"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 and Functions</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Pointers can be used to pass addresses of variables to called functions, thus allowing the called function to alter the values stored there.</text:p>
                <text:p text:style-name="P6"/>
              </text:list-item>
              <text:list-item>
                <text:p text:style-name="P6">We looked earlier at a swap function that did not change the values stored in the main program because only the values were passed to the function swap.</text:p>
                <text:p text:style-name="P6"/>
              </text:list-item>
              <text:list-item>
                <text:p text:style-name="P6">This is known as "call by value".</text:p>
              </text:list-item>
            </text:list>
          </draw:text-box>
        </draw:frame>
        <presentation:notes draw:style-name="dp2" presentation:use-header-name="hdr1" presentation:use-footer-name="ftr1" presentation:use-date-time-name="dtd1">
          <draw:page-thumbnail draw:layer="layout" svg:width="12.7cm" svg:height="9.525cm" svg:x="3.175cm" svg:y="1.905cm" draw:page-number="10" presentation:class="page"/>
          <draw:frame presentation:style-name="pr3" draw:text-style-name="P2" draw:layer="layout" svg:width="13.97cm" svg:height="11.43cm" svg:x="2.54cm" svg:y="12.065cm">
            <draw:text-box>
              <text:list text:style-name="L2">
                <text:list-header>
                  <text:p text:style-name="P5">Instructor:</text:p>
                  <text:p text:style-name="P5">Looking back as the swap function problem, the variable scope problem can now be solved by passing pointers, or the original location of variables, instead of just the values. <text:s/>The next slide explains more.</text:p>
                  <text:p text:style-name="P5"/>
                  <text:p text:style-name="P5">Narrator:</text:p>
                  <text:p text:style-name="P5">So now we can see how pointers can be used to pass addresses of variables around. <text:s/>They can also be used to pass addresses of variables to functions, thus allowing the function to alter the values of the original variables. <text:s/>Looking back at the swap function, you may remember it received copies of the variables, since they were called by value. </text:p>
                </text:list-header>
              </text:list>
            </draw:text-box>
          </draw:frame>
        </presentation:notes>
      </draw:page>
      <draw:page draw:name="page11"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Pointers and Functions</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21">If instead of passing the values of the variables to the called function, we pass their addresses, so that the called function can change the values stored in the calling routine. <text:s/>This is known as "call by reference" since we are <text:span text:style-name="T18">referencing</text:span> the variables.</text:p>
                <text:p text:style-name="P21"/>
              </text:list-item>
              <text:list-item>
                <text:p text:style-name="P21">The following shows the swap function modified from a "call by value" to a "call by reference". <text:s/>Note that the values are now actually swapped when the control is returned to main function.</text:p>
              </text:list-item>
            </text:list>
          </draw:text-box>
        </draw:frame>
        <presentation:notes draw:style-name="dp2" presentation:use-header-name="hdr1" presentation:use-footer-name="ftr1" presentation:use-date-time-name="dtd1">
          <draw:page-thumbnail draw:layer="layout" svg:width="12.7cm" svg:height="9.525cm" svg:x="3.175cm" svg:y="1.905cm" draw:page-number="11" presentation:class="page"/>
          <draw:frame presentation:style-name="pr3" draw:text-style-name="P2" draw:layer="layout" svg:width="13.97cm" svg:height="11.43cm" svg:x="2.54cm" svg:y="12.065cm">
            <draw:text-box>
              <text:list text:style-name="L2">
                <text:list-header>
                  <text:p text:style-name="P5">Instructor:</text:p>
                  <text:p text:style-name="P5">Call by reference is now explained. <text:s/>It simply involves passing the location in memory of the original variables to any supporting function.</text:p>
                  <text:p text:style-name="P5"/>
                  <text:p text:style-name="P5">Narrator:</text:p>
                  <text:p text:style-name="P5">If instead of passing the value of variables to the function, we now pass the addresses so that the function can change the values stored in the calling routine. <text:s/>The is known as “called by reference” since we are referencing the variables. <text:s/>The swap function is shown again modified to call by reference instead of call by value. <text:s/>This will now actually swap the values in the function, and will return to the main with actual swapped values.</text:p>
                </text:list-header>
              </text:list>
            </draw:text-box>
          </draw:frame>
        </presentation:notes>
      </draw:page>
      <draw:page draw:name="Pointers with Functions (example)" draw:style-name="dp1" draw:master-page-name="Default" presentation:presentation-page-layout-name="AL3T3">
        <draw:frame presentation:style-name="pr4" draw:text-style-name="P2" draw:layer="layout" svg:width="21.59cm" svg:height="1.27cm" svg:x="2.117cm" svg:y="2.963cm" presentation:class="title" presentation:user-transformed="true">
          <draw:text-box>
            <text:list text:style-name="L1">
              <text:list-header>
                <text:p text:style-name="P1"><text:span text:style-name="T19">Pointers with Functions (example)</text:span></text:p>
              </text:list-header>
            </text:list>
          </draw:text-box>
        </draw:frame>
        <draw:frame presentation:style-name="pr11" draw:text-style-name="P2" draw:layer="layout" svg:width="11.686cm" svg:height="11.986cm" svg:x="0.816cm" svg:y="5.115cm" presentation:class="outline" presentation:user-transformed="true">
          <draw:text-box>
            <text:list text:style-name="L3">
              <text:list-header>
                <text:p text:style-name="P22"><text:span text:style-name="T20">#include &lt;stdio.h&gt;</text:span></text:p>
                <text:p text:style-name="P22"><text:span text:style-name="T20">void</text:span><text:span text:style-name="T21"> swap </text:span><text:span text:style-name="T20">(</text:span><text:span text:style-name="T21"> </text:span><text:span text:style-name="T20">int</text:span><text:span text:style-name="T21"> *a, </text:span><text:span text:style-name="T20">int</text:span><text:span text:style-name="T21"> *b </text:span><text:span text:style-name="T20">) ;</text:span></text:p>
                <text:p text:style-name="P22"><text:span text:style-name="T20">int main ( )</text:span></text:p>
                <text:p text:style-name="P22"><text:span text:style-name="T20">{</text:span></text:p>
                <text:p text:style-name="P22"><text:span text:style-name="T21"><text:s text:c="3"/></text:span><text:span text:style-name="T20">int</text:span><text:span text:style-name="T21"> a = 5, b = 6</text:span><text:span text:style-name="T20">;</text:span></text:p>
                <text:p text:style-name="P22"><text:span text:style-name="T21"><text:s text:c="3"/></text:span><text:span text:style-name="T20">printf(</text:span><text:span text:style-name="T21">"a=%d b=%d\n",a,b</text:span><text:span text:style-name="T20">) ;</text:span></text:p>
                <text:p text:style-name="P22"><text:span text:style-name="T21"><text:s text:c="3"/></text:span><text:span text:style-name="T21">swap </text:span><text:span text:style-name="T20">(</text:span><text:span text:style-name="T21">&amp;a, &amp;b</text:span><text:span text:style-name="T20">)</text:span><text:span text:style-name="T21"> </text:span><text:span text:style-name="T20">;</text:span></text:p>
                <text:p text:style-name="P22"><text:span text:style-name="T21"><text:s text:c="3"/></text:span><text:span text:style-name="T20">printf(</text:span><text:span text:style-name="T21">"a=%d b=%d\n",a,b</text:span><text:span text:style-name="T20">) ;</text:span></text:p>
                <text:p text:style-name="P22"><text:span text:style-name="T21"><text:s text:c="3"/></text:span><text:span text:style-name="T20">return</text:span><text:span text:style-name="T21"> 0</text:span><text:span text:style-name="T20"> ;</text:span></text:p>
                <text:p text:style-name="P22"><text:span text:style-name="T20">}</text:span><text:span text:style-name="T22"> </text:span></text:p>
              </text:list-header>
            </text:list>
          </draw:text-box>
        </draw:frame>
        <draw:frame presentation:style-name="pr11" draw:text-style-name="P2" draw:layer="layout" svg:width="12.457cm" svg:height="11.986cm" svg:x="12.501cm" svg:y="5.08cm" presentation:class="outline" presentation:user-transformed="true">
          <draw:text-box>
            <text:list text:style-name="L3">
              <text:list-header>
                <text:p text:style-name="P22"><text:span text:style-name="T20">void</text:span><text:span text:style-name="T21"> swap</text:span><text:span text:style-name="T20">(</text:span><text:span text:style-name="T21"> </text:span><text:span text:style-name="T20">int</text:span><text:span text:style-name="T21"> *a, </text:span><text:span text:style-name="T20">int</text:span><text:span text:style-name="T21"> *b </text:span><text:span text:style-name="T20">)</text:span></text:p>
                <text:p text:style-name="P22"><text:span text:style-name="T20">{</text:span></text:p>
                <text:p text:style-name="P22"><text:span text:style-name="T21"><text:s text:c="3"/></text:span><text:span text:style-name="T20">int</text:span><text:span text:style-name="T21"> temp</text:span><text:span text:style-name="T20">;</text:span></text:p>
                <text:p text:style-name="P22"><text:span text:style-name="T21"><text:s text:c="3"/></text:span><text:span text:style-name="T21">temp= *a</text:span><text:span text:style-name="T20">;</text:span><text:span text:style-name="T21"> <text:s/>*a= *b</text:span><text:span text:style-name="T20">;</text:span><text:span text:style-name="T21"> <text:s/>*b = temp</text:span><text:span text:style-name="T20"> ;</text:span></text:p>
                <text:p text:style-name="P22"><text:span text:style-name="T21"><text:s text:c="3"/></text:span><text:span text:style-name="T20">printf</text:span><text:span text:style-name="T21"> </text:span><text:span text:style-name="T20">(</text:span><text:span text:style-name="T21">"a=%d <text:s/>b=%d\n", *a, *b</text:span><text:span text:style-name="T20">);</text:span></text:p>
                <text:p text:style-name="P22"><text:span text:style-name="T20">}</text:span></text:p>
                <text:p text:style-name="P22"><text:span text:style-name="T23">Results:</text:span></text:p>
                <text:p text:style-name="P23"><text:span text:style-name="T20"><text:tab/></text:span><text:span text:style-name="T20">a=5 <text:s/>b=6</text:span></text:p>
                <text:p text:style-name="P23"><text:span text:style-name="T20"><text:tab/></text:span><text:span text:style-name="T20">a=6 <text:s/>b=5</text:span></text:p>
                <text:p text:style-name="P23"><text:span text:style-name="T20"><text:tab/></text:span><text:span text:style-name="T20">a=6 <text:s/>b=5</text:span></text:p>
              </text:list-header>
            </text:list>
          </draw:text-box>
        </draw:frame>
        <presentation:notes draw:style-name="dp2" presentation:use-header-name="hdr1" presentation:use-footer-name="ftr1" presentation:use-date-time-name="dtd1">
          <draw:page-thumbnail draw:layer="layout" svg:width="12.7cm" svg:height="9.525cm" svg:x="3.175cm" svg:y="1.905cm" draw:page-number="12" presentation:class="page"/>
          <draw:frame presentation:style-name="pr3" draw:text-style-name="P2" draw:layer="layout" svg:width="13.97cm" svg:height="11.43cm" svg:x="2.54cm" svg:y="12.065cm">
            <draw:text-box>
              <text:list text:style-name="L2">
                <text:list-header>
                  <text:p text:style-name="P5"><text:span text:style-name="T7">Instructor/Narrator:</text:span></text:p>
                  <text:p text:style-name="P5"><text:span text:style-name="T7">Here is a modified swap program. <text:s/>Notice the swap function now requires pointer variables as input (both in the function and function prototype), and that all operations are done by dereferencing the pointers within the swap function to get the values and move them around with the aid of the local “temp” variable. <text:s/>In the main() function the addresses of the a and b variable are passed to the swap() function (given by &amp;a and &amp;b). <text:s/>The results are now what would be expected of a swap function.</text:span></text:p>
                </text:list-header>
              </text:list>
            </draw:text-box>
          </draw:frame>
        </presentation:notes>
      </draw:page>
      <draw:page draw:name="Arithmetic and Logical Operations on Pointers"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Arithmetic and Logical Operations on Pointers</text:p>
              </text:list-header>
            </text:list>
          </draw:text-box>
        </draw:frame>
        <draw:frame presentation:style-name="pr12" draw:text-style-name="P2" draw:layer="layout" svg:width="21.59cm" svg:height="10.953cm" svg:x="1.905cm" svg:y="5.494cm" presentation:class="outline" presentation:user-transformed="true">
          <draw:text-box>
            <text:list text:style-name="L4">
              <text:list-item>
                <text:p text:style-name="P21">A pointer may be incremented or decremented</text:p>
                <text:p text:style-name="P21"/>
              </text:list-item>
              <text:list-item>
                <text:p text:style-name="P21">An integer may be added to or subtracted from a pointer.</text:p>
                <text:p text:style-name="P21"/>
              </text:list-item>
              <text:list-item>
                <text:p text:style-name="P21">Pointer variables may be subtracted from one another.</text:p>
                <text:p text:style-name="P21"/>
              </text:list-item>
              <text:list-item>
                <text:p text:style-name="P21">Pointer variables can be used in comparisons, but usually only in a comparison to NULL.</text:p>
              </text:list-item>
            </text:list>
          </draw:text-box>
        </draw:frame>
        <presentation:notes draw:style-name="dp2" presentation:use-header-name="hdr1" presentation:use-footer-name="ftr1" presentation:use-date-time-name="dtd1">
          <draw:page-thumbnail draw:layer="layout" svg:width="12.7cm" svg:height="9.525cm" svg:x="3.175cm" svg:y="1.905cm" draw:page-number="13" presentation:class="page"/>
          <draw:frame presentation:style-name="pr3" draw:text-style-name="P2" draw:layer="layout" svg:width="13.97cm" svg:height="11.43cm" svg:x="2.54cm" svg:y="12.065cm">
            <draw:text-box>
              <text:list text:style-name="L2">
                <text:list-header>
                  <text:p text:style-name="P5">Instructor:</text:p>
                  <text:p text:style-name="P5">Most logical operations can be used on pointers as with regular variables, but the programmer must be careful of the results since each program doesn’t have free reign of the entire computer’s memory space. <text:s/>Errors which attempt to use memory not assigned to a certain program will cause what will be seen as a segmentation fault or bus error in UNIX, or Windows’ extreme, more deadly blue screen of death.</text:p>
                  <text:p text:style-name="P5">Pointers can be incremented and decremented. <text:s/>Integers can be added or subtracted from a pointer, and pointers variable may be subtracted from one another. <text:s/>Pointers can also be used in comparisons, but usually only in a comparison to NULL as been shown when testing file pointers for a successful file open.</text:p>
                </text:list-header>
              </text:list>
            </draw:text-box>
          </draw:frame>
        </presentation:notes>
      </draw:page>
      <draw:page draw:name="Arithmetic Operations on Pointers"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Arithmetic Operations on Pointers</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When an integer is added to or subtracted from a pointer, the new pointer value is changed by the integer times the number of bytes in the data variable the pointer is pointing to.</text:p>
                <text:p text:style-name="P6"/>
              </text:list-item>
              <text:list-item>
                <text:p text:style-name="P6">For example, if the pointer <text:span text:style-name="T3">valptr</text:span> contains the address of a double precision variable and that address is 234567870, then the statement:</text:p>
              </text:list-item>
            </text:list>
            <text:list text:style-name="L3">
              <text:list-header>
                <text:p text:style-name="P11"><text:tab/><text:tab/><text:span text:style-name="T3">valptr = valptr</text:span> + 2;</text:p>
                <text:p text:style-name="P11"><text:tab/>would change <text:span text:style-name="T3">valptr</text:span> <text:s/>to 234567886</text:p>
              </text:list-header>
            </text:list>
          </draw:text-box>
        </draw:frame>
        <presentation:notes draw:style-name="dp2" presentation:use-header-name="hdr1" presentation:use-footer-name="ftr1" presentation:use-date-time-name="dtd1">
          <draw:page-thumbnail draw:layer="layout" svg:width="12.7cm" svg:height="9.525cm" svg:x="3.175cm" svg:y="1.905cm" draw:page-number="14"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Memory arithmetic is slightly more complicated than standard algebra. <text:s/>Each byte of memory has its own unique address. <text:s/>Remember that different data types use multiple bytes of memory thus span multiple addresses. <text:s/>The UNIX data sizes are reviewed:</text:span></text:p>
                  <text:p text:style-name="P5"><text:span text:style-name="T7">int: 32 bit – 4 bytes</text:span></text:p>
                  <text:p text:style-name="P5"><text:span text:style-name="T7">float: 32 bit – 4 bytes</text:span></text:p>
                  <text:p text:style-name="P5"><text:span text:style-name="T7">double: 64 bit – 8 bytes</text:span></text:p>
                  <text:p text:style-name="P5"><text:span text:style-name="T7">char: 8 bit – 1 byte</text:span></text:p>
                  <text:p text:style-name="P5"><text:span text:style-name="T7"/></text:p>
                  <text:p text:style-name="P5"><text:span text:style-name="T7">So addition of y to a pointer will actually be a multiple of y*x where x is the size of the data type in bytes.</text:span></text:p>
                  <text:p text:style-name="P5"><text:span text:style-name="T7"/></text:p>
                  <text:p text:style-name="P5"><text:span text:style-name="T7">In the example shown here, the pointer valptr contains the address of a double precision variable and the address is shown. <text:s/>Each double precision number is 8 bytes. <text:s/>The addition of 2 to the pointer is then 2*8, or 16. <text:s/>Thus we can see the addition of 2 to the pointer adds 16 to the address.</text:span></text:p>
                </text:list-header>
              </text:list>
            </draw:text-box>
          </draw:frame>
        </presentation:notes>
      </draw:page>
      <draw:page draw:name="Using the C Language Special Keyword" draw:style-name="dp1" draw:master-page-name="Default" presentation:presentation-page-layout-name="AL2T1">
        <draw:frame presentation:style-name="pr13" draw:text-style-name="P2" draw:layer="layout" svg:width="21.59cm" svg:height="2.117cm" svg:x="1.905cm" svg:y="2.962cm" presentation:class="title" presentation:user-transformed="true">
          <draw:text-box>
            <text:list text:style-name="L1">
              <text:list-header>
                <text:p text:style-name="P1">Using the C Language Special Keyword</text:p>
              </text:list-header>
            </text:list>
          </draw:text-box>
        </draw:frame>
        <draw:frame presentation:style-name="pr14" draw:text-style-name="P2" draw:layer="layout" svg:width="21.59cm" svg:height="10.808cm" svg:x="1.905cm" svg:y="5.702cm" presentation:class="outline" presentation:user-transformed="true">
          <draw:text-box>
            <text:list text:style-name="L7">
              <text:list-header>
                <text:p text:style-name="P24"><text:span text:style-name="T3">sizeof</text:span></text:p>
              </text:list-header>
            </text:list>
            <text:list text:style-name="L4">
              <text:list-item>
                <text:p text:style-name="P6">This keyword can be used to determine the number of bytes in a data type, a variable, or an array </text:p>
              </text:list-item>
              <text:list-item>
                <text:p text:style-name="P6">Example:</text:p>
              </text:list-item>
            </text:list>
            <text:list text:style-name="L3">
              <text:list-header>
                <text:p text:style-name="P11"><text:tab/><text:tab/>double<text:span text:style-name="T8"> array [10]</text:span>;</text:p>
                <text:p text:style-name="P11"><text:span text:style-name="T8"><text:tab/></text:span><text:span text:style-name="T8"><text:tab/></text:span>sizeof<text:span text:style-name="T8"> </text:span>(double);<text:span text:style-name="T8"><text:tab/></text:span><text:span text:style-name="T8"> <text:s/>/* Returns the value 8 */</text:span></text:p>
                <text:p text:style-name="P11"><text:span text:style-name="T8"><text:tab/></text:span><text:span text:style-name="T8"><text:tab/></text:span>sizeof<text:span text:style-name="T8"> </text:span>(<text:span text:style-name="T8">array</text:span>);<text:span text:style-name="T8"> <text:s text:c="10"/>/* Returns the value 80 */</text:span></text:p>
                <text:p text:style-name="P11"><text:span text:style-name="T8"><text:tab/></text:span><text:span text:style-name="T8"><text:tab/></text:span>sizeof(<text:span text:style-name="T8">array</text:span>)<text:span text:style-name="T8">/</text:span>sizeof(double);<text:span text:style-name="T8"> <text:s text:c="2"/>/* Returns 10 */</text:span></text:p>
              </text:list-header>
            </text:list>
          </draw:text-box>
        </draw:frame>
        <presentation:notes draw:style-name="dp2" presentation:use-header-name="hdr1" presentation:use-footer-name="ftr1" presentation:use-date-time-name="dtd1">
          <draw:page-thumbnail draw:layer="layout" svg:width="12.7cm" svg:height="9.525cm" svg:x="3.175cm" svg:y="1.905cm" draw:page-number="15" presentation:class="page"/>
          <draw:frame presentation:style-name="pr3" draw:text-style-name="P2" draw:layer="layout" svg:width="13.97cm" svg:height="11.43cm" svg:x="2.54cm" svg:y="12.065cm">
            <draw:text-box>
              <text:list text:style-name="L2">
                <text:list-header>
                  <text:p text:style-name="P5"><text:span text:style-name="T7">Instructor:</text:span></text:p>
                  <text:p text:style-name="P5"><text:span text:style-name="T7">The sizeof() function does some of the memory math for the programmer, so depending on the system the program is compiled on, one doesn’t need to be concerned with the memory usage of each type of variable. <text:s/>In this case an array size is also calculated. <text:s/>This shows the total size of the array in bytes (each double is 8 bytes, an array of 10 doubles is 80 bytes). <text:s/>The last line shows math that can indirectly determine the size of an array.</text:span></text:p>
                  <text:p text:style-name="P5"><text:span text:style-name="T7"/></text:p>
                  <text:p text:style-name="P5"><text:span text:style-name="T7">Narrator:</text:span></text:p>
                  <text:p text:style-name="P5"><text:span text:style-name="T7">The sizeof() function can be used to determine the number of bytes in a data type, a variable, or an array. <text:s/>This function does some of the memory math for the programmer, so depending on the system the program is compiled on, one doesn’t need to be concerned with the memory usage of each type of variable. <text:s/>In this case an array size is also calculated. <text:s/>This shows the total size of the array in bytes (each double is 8 bytes, an array of 10 doubles is 80 bytes). <text:s/>The last line shows math that can indirectly determine the size of an array.</text:span></text:p>
                  <text:p text:style-name="P5"><text:span text:style-name="T7"/></text:p>
                </text:list-header>
              </text:list>
            </draw:text-box>
          </draw:frame>
        </presentation:notes>
      </draw:page>
      <draw:page draw:name="Problem G12"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text:span text:style-name="T24">Problem G12</text:span></text:p>
              </text:list-header>
            </text:list>
          </draw:text-box>
        </draw:frame>
        <draw:frame presentation:style-name="pr15" draw:text-style-name="P2" draw:layer="layout" svg:width="21.59cm" svg:height="12.193cm" svg:x="1.905cm" svg:y="5.079cm" presentation:class="outline" presentation:user-transformed="true">
          <draw:text-box>
            <text:list text:style-name="L4">
              <text:list-item>
                <text:p text:style-name="P21">A bubble sort can be used to sort the wrist pins in order of size from smallest to largest.</text:p>
              </text:list-item>
              <text:list-item>
                <text:p text:style-name="P21">Six volunteers are needed for a demonstration of the bubble sort.</text:p>
              </text:list-item>
              <text:list-item>
                <text:p text:style-name="P21">The students will be sorted on the basis of height.</text:p>
              </text:list-item>
              <text:list-item>
                <text:p text:style-name="P21">Start with the first person and compare heights with the second person. <text:s/></text:p>
              </text:list-item>
              <text:list-item>
                <text:p text:style-name="P21">If the first is taller, they swap places.</text:p>
              </text:list-item>
              <text:list-item>
                <text:p text:style-name="P21">Continue to compare no. 2 to no. 3</text:p>
              </text:list-item>
              <text:list-item>
                <text:p text:style-name="P21">Are they now sorted according to height? <text:s/>If not, continue sorting.</text:p>
                <text:p text:style-name="P21"/>
              </text:list-item>
            </text:list>
          </draw:text-box>
        </draw:frame>
        <presentation:notes draw:style-name="dp3">
          <draw:page-thumbnail draw:style-name="gr8" draw:layer="layout" svg:width="12.7cm" svg:height="9.525cm" svg:x="3.175cm" svg:y="1.904cm" draw:page-number="16" presentation:class="page"/>
          <draw:frame presentation:style-name="pr16" draw:text-style-name="P25" draw:layer="layout" svg:width="13.97cm" svg:height="11.43cm" svg:x="2.54cm" svg:y="12.065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text:span text:style-name="T24">Problem G12</text:span></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This problem deals with the wrist pin data from G10 so you might want to use that program to start G12.</text:p>
              </text:list-item>
              <text:list-item>
                <text:p text:style-name="P6">You want to sort the data until it goes from the smallest to the largest.</text:p>
              </text:list-item>
              <text:list-item>
                <text:p text:style-name="P6">You start at the first wrist pin and compare it to the next pin. <text:s/>If it is larger, swap the pins.</text:p>
              </text:list-item>
              <text:list-item>
                <text:p text:style-name="P6">Continue to do this until you have made one pass through the data set.</text:p>
              </text:list-item>
            </text:list>
          </draw:text-box>
        </draw:frame>
        <presentation:notes draw:style-name="dp3">
          <draw:page-thumbnail draw:style-name="gr8" draw:layer="layout" svg:width="12.7cm" svg:height="9.525cm" svg:x="3.175cm" svg:y="1.904cm" draw:page-number="17" presentation:class="page"/>
          <draw:frame presentation:style-name="pr16" draw:text-style-name="P25" draw:layer="layout" svg:width="13.97cm" svg:height="11.43cm" svg:x="2.54cm" svg:y="12.065cm" presentation:class="notes" presentation:placeholder="true">
            <draw:text-box/>
          </draw:frame>
        </presentation:notes>
      </draw:page>
      <draw:page draw:name="page18"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text:span text:style-name="T24">Problem G12</text:span></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Now check the modified data against the original set.</text:p>
              </text:list-item>
              <text:list-item>
                <text:p text:style-name="P6">Some pins will have been moved but the modified set may not be completely sorted.</text:p>
              </text:list-item>
              <text:list-item>
                <text:p text:style-name="P6">Make another pass manually.</text:p>
              </text:list-item>
              <text:list-item>
                <text:p text:style-name="P6">Are you closer to total sorting being complete?</text:p>
              </text:list-item>
              <text:list-item>
                <text:p text:style-name="P6">You want swapping to continue until the sorting is done.</text:p>
              </text:list-item>
            </text:list>
          </draw:text-box>
        </draw:frame>
        <presentation:notes draw:style-name="dp3">
          <draw:page-thumbnail draw:style-name="gr8" draw:layer="layout" svg:width="12.7cm" svg:height="9.525cm" svg:x="3.175cm" svg:y="1.904cm" draw:page-number="18" presentation:class="page"/>
          <draw:frame presentation:style-name="pr16" draw:text-style-name="P25" draw:layer="layout" svg:width="13.97cm" svg:height="11.43cm" svg:x="2.54cm" svg:y="12.065cm" presentation:class="notes" presentation:placeholder="true">
            <draw:text-box/>
          </draw:frame>
        </presentation:notes>
      </draw:page>
      <draw:page draw:name="page19" draw:style-name="dp1" draw:master-page-name="Default" presentation:presentation-page-layout-name="AL2T1">
        <draw:frame presentation:style-name="pr4" draw:text-style-name="P2" draw:layer="layout" svg:width="21.59cm" svg:height="1.27cm" svg:x="2.117cm" svg:y="2.963cm" presentation:class="title" presentation:user-transformed="true">
          <draw:text-box>
            <text:list text:style-name="L1">
              <text:list-header>
                <text:p text:style-name="P1"><text:span text:style-name="T24">Problem G12</text:span></text:p>
              </text:list-header>
            </text:list>
          </draw:text-box>
        </draw:frame>
        <draw:frame presentation:style-name="pr5" draw:text-style-name="P2" draw:layer="layout" svg:width="21.59cm" svg:height="11.43cm" svg:x="1.905cm" svg:y="5.08cm" presentation:class="outline" presentation:user-transformed="true">
          <draw:text-box>
            <text:list text:style-name="L4">
              <text:list-item>
                <text:p text:style-name="P6">This is a good application for a <text:span text:style-name="T25">do -</text:span> <text:span text:style-name="T25">while</text:span> loop.</text:p>
              </text:list-item>
              <text:list-item>
                <text:p text:style-name="P6">But what is the test?</text:p>
                <text:p text:style-name="P6"/>
                <text:p text:style-name="P6"/>
              </text:list-item>
            </text:list>
          </draw:text-box>
        </draw:frame>
        <presentation:notes draw:style-name="dp3">
          <draw:page-thumbnail draw:style-name="gr8" draw:layer="layout" svg:width="12.7cm" svg:height="9.525cm" svg:x="3.175cm" svg:y="1.904cm" draw:page-number="19" presentation:class="page"/>
          <draw:frame presentation:style-name="pr16" draw:text-style-name="P25" draw:layer="layout" svg:width="13.97cm" svg:height="11.43cm" svg:x="2.54cm" svg:y="12.065cm" presentation:class="notes" presentation:placeholder="true">
            <draw:text-box/>
          </draw:frame>
        </presentation:notes>
      </draw:page>
      <draw:page draw:name="Flow Chart" draw:style-name="dp1" draw:master-page-name="Default" presentation:presentation-page-layout-name="AL4T11">
        <draw:frame presentation:style-name="pr4" draw:text-style-name="P2" draw:layer="layout" svg:width="21.59cm" svg:height="1.27cm" svg:x="2.117cm" svg:y="2.963cm" presentation:class="title" presentation:user-transformed="true">
          <draw:text-box>
            <text:list text:style-name="L1">
              <text:list-header>
                <text:p text:style-name="P1"><text:span text:style-name="T24">Flow Chart</text:span></text:p>
              </text:list-header>
            </text:list>
          </draw:text-box>
        </draw:frame>
        <draw:frame draw:style-name="gr9" draw:text-style-name="P26" draw:layer="layout" svg:width="5.989cm" svg:height="14.997cm" svg:x="3.113cm" svg:y="2.54cm">
          <loext:p draw:class-id="00000000-0000-0000-0000-000000000000"/>
          <draw:object-ole xlink:href="./Object 2" xlink:type="simple" xlink:show="embed" xlink:actuate="onLoad"/>
          <draw:image xlink:href="./ObjectReplacements/Object 2" xlink:type="simple" xlink:show="embed" xlink:actuate="onLoad"/>
        </draw:frame>
        <draw:line draw:style-name="gr10" draw:text-style-name="P26" draw:layer="layout" svg:x1="6.174cm" svg:y1="11.993cm" svg:x2="13.37cm" svg:y2="5.432cm">
          <text:p/>
        </draw:line>
        <draw:line draw:style-name="gr10" draw:text-style-name="P26" draw:layer="layout" svg:x1="6.174cm" svg:y1="13.476cm" svg:x2="13.37cm" svg:y2="16.369cm">
          <text:p/>
        </draw:line>
        <presentation:notes draw:style-name="dp3">
          <draw:page-thumbnail draw:style-name="gr8" draw:layer="layout" svg:width="12.7cm" svg:height="9.525cm" svg:x="3.175cm" svg:y="1.904cm" draw:page-number="20" presentation:class="page"/>
          <draw:frame presentation:style-name="pr16" draw:text-style-name="P25" draw:layer="layout" svg:width="13.97cm" svg:height="11.43cm" svg:x="2.54cm" svg:y="12.065cm" presentation:class="notes" presentation:placeholder="true">
            <draw:text-box/>
          </draw:frame>
        </presentation:notes>
      </draw:page>
      <draw:page draw:name="page21" draw:style-name="dp4" draw:master-page-name="Default" presentation:presentation-page-layout-name="AL4T11">
        <draw:frame presentation:style-name="pr4" draw:text-style-name="P2" draw:layer="layout" svg:width="21.59cm" svg:height="1.27cm" svg:x="2.117cm" svg:y="2.963cm" presentation:class="title" presentation:user-transformed="true">
          <draw:text-box>
            <text:list text:style-name="L1">
              <text:list-header>
                <text:p text:style-name="P1"><text:span text:style-name="T24">Flow Chart</text:span></text:p>
              </text:list-header>
            </text:list>
          </draw:text-box>
        </draw:frame>
        <draw:frame draw:style-name="gr9" draw:text-style-name="P26" draw:layer="layout" svg:width="5.989cm" svg:height="14.997cm" svg:x="3.113cm" svg:y="2.54cm">
          <loext:p draw:class-id="00000000-0000-0000-0000-000000000000"/>
          <draw:object-ole xlink:href="./Object 3" xlink:type="simple" xlink:show="embed" xlink:actuate="onLoad"/>
          <draw:image xlink:href="./ObjectReplacements/Object 3" xlink:type="simple" xlink:show="embed" xlink:actuate="onLoad"/>
        </draw:frame>
        <draw:frame draw:style-name="gr11" draw:text-style-name="P27" draw:layer="layout" svg:width="6.491cm" svg:height="14.997cm" svg:x="15.059cm" svg:y="1.976cm">
          <loext:p draw:class-id="00000000-0000-0000-0000-000000000000"/>
          <draw:object-ole xlink:href="./Object 4" xlink:type="simple" xlink:show="embed" xlink:actuate="onLoad"/>
          <draw:image xlink:href="./ObjectReplacements/Object 4" xlink:type="simple" xlink:show="embed" xlink:actuate="onLoad"/>
        </draw:frame>
        <draw:line draw:style-name="gr10" draw:text-style-name="P26" draw:layer="layout" svg:x1="6.174cm" svg:y1="11.993cm" svg:x2="13.37cm" svg:y2="5.432cm">
          <text:p/>
        </draw:line>
        <draw:line draw:style-name="gr10" draw:text-style-name="P26" draw:layer="layout" svg:x1="6.174cm" svg:y1="13.476cm" svg:x2="13.37cm" svg:y2="16.369cm">
          <text:p/>
        </draw:line>
        <presentation:notes draw:style-name="dp3">
          <draw:page-thumbnail draw:style-name="gr8" draw:layer="layout" svg:width="12.7cm" svg:height="9.525cm" svg:x="3.175cm" svg:y="1.904cm" draw:page-number="21" presentation:class="page"/>
          <draw:frame presentation:style-name="pr16" draw:text-style-name="P2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Noto Sans" style:font-family-asian="'Noto Sans'"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fo:background-color="transparent" style:font-name-asian="Noto Sans" style:font-family-asian="'Noto Sans'" style:font-family-generic-asian="system" style:font-pitch-asian="variable" style:font-size-asian="12pt" style:font-style-asian="normal" style:font-weight-asian="normal" style:font-name-complex="Noto Sans" style:font-family-complex="'Noto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bold" fo:background-color="transparent" style:font-name-asian="Noto Sans" style:font-family-asian="'Noto Sans'" style:font-family-generic-asian="system" style:font-pitch-asian="variable" style:font-size-asian="24pt" style:font-style-asian="normal" style:font-weight-asian="bold" style:font-name-complex="Noto Sans" style:font-family-complex="'Noto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bold" fo:background-color="transparent" style:font-name-asian="Noto Sans" style:font-family-asian="'Noto Sans'" style:font-family-generic-asian="system" style:font-pitch-asian="variable" style:font-size-asian="24pt" style:font-style-asian="normal" style:font-weight-asian="bold" style:font-name-complex="Noto Sans" style:font-family-complex="'Noto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66cc"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cc" style:text-outline="false" style:text-line-through-style="none" style:text-line-through-type="none" style:text-position="0% 100%" style:font-name="Arial" fo:font-family="Arial" style:font-pitch="variable" fo:font-size="28pt" fo:font-style="normal" fo:text-shadow="none" style:text-underline-style="none" fo:font-weight="bold" fo:background-color="transparent" style:font-name-asian="Noto Sans" style:font-family-asian="'Noto Sans'" style:font-family-generic-asian="system" style:font-pitch-asian="variable" style:font-size-asian="28pt" style:font-style-asian="normal" style:font-weight-asian="bold" style:font-name-complex="Noto Sans" style:font-family-complex="'Noto 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835cm" draw:visible-area-height="2.83cm" draw:ole-draw-aspect="1"/>
    </style:style>
    <style:style style:name="Mgr6" style:family="graphic" style:parent-style-name="standard" style:list-style-name="M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Mgr7" style:family="graphic" style:parent-style-name="standard" style:list-style-name="M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314cm"/>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style:paragraph-properties fo:margin-left="0cm" fo:margin-right="0cm" fo:line-height="100%"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00cc99"/>
      <style:paragraph-properties fo:margin-left="0cm" fo:margin-right="0cm" fo:line-height="100%"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text-align="center" style:writing-mode="lr-tb"/>
    </style:style>
    <style:style style:name="MP9" style:family="paragraph">
      <style:paragraph-properties fo:margin-left="0cm" fo:margin-right="0cm" fo:line-height="100%" fo:text-indent="0cm"/>
      <style:text-properties fo:font-size="24pt"/>
    </style:style>
    <style:style style:name="MP10" style:family="paragraph">
      <loext:graphic-properties draw:fill="none" draw:fill-color="#00cc99"/>
      <style:paragraph-properties fo:margin-left="0cm" fo:margin-right="0cm" fo:line-height="100%" fo:text-indent="0cm" style:writing-mode="lr-tb" style:font-independent-line-spacing="true"/>
      <style:text-properties fo:font-size="24pt"/>
    </style:style>
    <style:style style:name="MP11" style:family="paragraph">
      <loext:graphic-properties draw:fill="none" draw:fill-color="#ffffff"/>
    </style:style>
    <style:style style:name="MT1" style:family="text">
      <style:text-properties fo:color="#000000" fo:font-size="12pt" style:font-size-asian="12pt" style:font-size-complex="12pt"/>
    </style:style>
    <style:style style:name="MT2" style:family="text">
      <style:text-properties style:font-name="Arial" fo:font-size="12pt" fo:language="en" fo:country="US" fo:font-weight="bold" style:font-size-asian="12pt" style:language-asian="en" style:country-asian="US" style:font-weight-asian="bold" style:font-size-complex="12pt" style:language-complex="en" style:country-complex="US" style:font-weight-complex="bold"/>
    </style:style>
    <style:style style:name="MT3" style:family="text">
      <style:text-properties style:font-name="Arial" fo:font-size="16pt" fo:font-weight="bold" style:font-size-asian="16pt" style:font-weight-asian="bold" style:font-size-complex="16pt" style:font-weight-complex="bold"/>
    </style:style>
    <style:style style:name="MT4" style:family="text">
      <style:text-properties style:font-name="Arial" fo:font-size="12pt" fo:font-weight="bold" style:font-size-asian="12pt" style:font-weight-asian="bold" style:font-size-complex="12pt" style:font-weight-complex="bold"/>
    </style:style>
    <style:style style:name="MT5"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1.569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cm" svg:x="8.854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255cm" svg:height="1.27cm" svg:x="1.569cm" svg:y="24.126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cm" svg:x="8.85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1.59cm" svg:height="1.27cm" svg:x="2.117cm" svg:y="2.963cm" presentation:class="title" presentation:placeholder="true">
        <draw:text-box/>
      </draw:frame>
      <draw:frame presentation:style-name="Default-outline1" draw:layer="backgroundobjects" svg:width="21.59cm" svg:height="11.43cm" svg:x="1.905cm" svg:y="5.08cm" presentation:class="outline" presentation:placeholder="true">
        <draw:text-box/>
      </draw:frame>
      <draw:frame draw:style-name="Mgr4" draw:text-style-name="MP7" draw:layer="backgroundobjects" svg:width="5.292cm" svg:height="1.27cm" svg:x="18.203cm" svg:y="17.145cm" presentation:class="page-number">
        <draw:text-box>
          <text:list text:style-name="ML2">
            <text:list-header>
              <text:p text:style-name="MP6"><text:span text:style-name="MT2">Lect 14</text:span><text:span text:style-name="MT2"><text:tab/></text:span><text:span text:style-name="MT2">P. </text:span><text:span text:style-name="MT2"><text:page-number>&lt;number&gt;</text:page-number></text:span></text:p>
            </text:list-header>
          </text:list>
        </draw:text-box>
      </draw:frame>
      <draw:frame draw:style-name="Mgr5" draw:text-style-name="MP8" draw:layer="backgroundobjects" svg:width="5.292cm" svg:height="1.694cm" svg:x="1.905cm" svg:y="0.423cm">
        <loext:p draw:class-id="00000000-0000-0000-0000-000000000000"/>
        <draw:object-ole xlink:href="./Object 1" xlink:type="simple" xlink:show="embed" xlink:actuate="onLoad"/>
        <draw:image xlink:href="./ObjectReplacements/Object 1" xlink:type="simple" xlink:show="embed" xlink:actuate="onLoad"/>
      </draw:frame>
      <draw:custom-shape draw:style-name="Mgr6" draw:text-style-name="MP10" draw:layer="backgroundobjects" svg:width="12.538cm" svg:height="0.937cm" svg:x="11.932cm" svg:y="0.847cm">
        <text:list text:style-name="ML2">
          <text:list-header>
            <text:p text:style-name="MP9"><text:span text:style-name="MT3"><text:s/></text:span><text:span text:style-name="MT3">Engineering H192 <text:s/>- Computer Programming</text:span></text:p>
          </text:list-header>
        </text:list>
        <draw:enhanced-geometry svg:viewBox="0 0 21600 21600" draw:type="mso-spt202" draw:enhanced-path="M 0 0 L 21600 0 21600 21600 0 21600 0 0 Z N"/>
      </draw:custom-shape>
      <draw:custom-shape draw:style-name="Mgr7" draw:text-style-name="MP10" draw:layer="backgroundobjects" svg:width="8.918cm" svg:height="1.275cm" svg:x="8.47cm" svg:y="17.136cm">
        <text:list text:style-name="ML2">
          <text:list-header>
            <text:p text:style-name="MP9"><text:span text:style-name="MT4">The Ohio State University</text:span></text:p>
            <text:p text:style-name="MP9"><text:span text:style-name="MT4">Gateway Engineering Education Coalition</text:span></text:p>
          </text:list-header>
        </text:list>
        <draw:enhanced-geometry svg:viewBox="0 0 21600 21600" draw:type="rectangle" draw:enhanced-path="M 0 0 L 21600 0 21600 21600 0 21600 0 0 Z N"/>
      </draw:custom-shape>
      <draw:frame presentation:style-name="Mpr1" draw:text-style-name="MP11" draw:layer="backgroundobjects" svg:width="8.05cm" svg:height="1.313cm" svg:x="8.686cm" svg:y="17.354cm" presentation:class="footer">
        <draw:text-box>
          <text:p><presentation:footer/></text:p>
        </draw:text-box>
      </draw:frame>
      <draw:frame presentation:style-name="Mpr1" draw:text-style-name="MP11" draw:layer="backgroundobjects" svg:width="5.917cm" svg:height="1.313cm" svg:x="1.27cm" svg:y="17.354cm" presentation:class="date-time">
        <draw:text-box>
          <text:p><presentation:date-time/></text:p>
        </draw:text-box>
      </draw:frame>
      <presentation:notes style:page-layout-name="PM0">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5"><presentation:header/></text:span></text:p>
              </text:list-header>
            </text:list>
          </draw:text-box>
        </draw:frame>
        <draw:frame draw:style-name="Mgr2" draw:text-style-name="MP5" draw:layer="backgroundobjects" svg:width="8.255cm" svg:height="1.27cm" svg:x="10.794cm" svg:y="0cm" presentation:class="date-time">
          <draw:text-box>
            <text:list text:style-name="ML1">
              <text:list-header>
                <text:p text:style-name="MP4"><text:span text:style-name="MT5"><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3" draw:text-style-name="MP3" draw:layer="backgroundobjects" svg:width="8.255cm" svg:height="1.27cm" svg:x="-0.001cm" svg:y="24.13cm" presentation:class="footer">
          <draw:text-box>
            <text:list text:style-name="ML1">
              <text:list-header>
                <text:p text:style-name="MP2"><text:span text:style-name="MT5"><presentation:footer/></text:span></text:p>
              </text:list-header>
            </text:list>
          </draw:text-box>
        </draw:frame>
        <draw:frame draw:style-name="Mgr3" draw:text-style-name="MP5" draw:layer="backgroundobjects" svg:width="8.255cm" svg:height="1.27cm" svg:x="10.794cm" svg:y="24.13cm" presentation:class="page-number">
          <draw:text-box>
            <text:list text:style-name="ML1">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inters in C</dc:title>
    <meta:initial-creator>Rick Freuler</meta:initial-creator>
    <meta:creation-date>1998-10-15T10:40:15</meta:creation-date>
    <dc:date>2017-07-25T15:51:28.824768654</dc:date>
    <meta:print-date>2000-06-09T12:37:27.180000000</meta:print-date>
    <meta:editing-cycles>105</meta:editing-cycles>
    <meta:editing-duration>P3DT11H16M8S</meta:editing-duration>
    <meta:generator>LibreOffice/5.2.7.2$Linux_X86_64 LibreOffice_project/20m0$Build-2</meta:generator>
    <meta:document-statistic meta:object-count="149"/>
  </office:meta>
</office:document-meta>
</file>